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pitch="variable" style:font-charset="x-symbol"/>
    <style:font-face style:name="Mangal1" svg:font-family="Mangal"/>
    <style:font-face style:name="OpenSymbol" svg:font-family="OpenSymbol"/>
    <style:font-face style:name="Times New Roman2" svg:font-family="'Times New Roman'" style:font-adornments="Normal" style:font-family-generic="roman"/>
    <style:font-face style:name="Arial2"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8.997cm" table:align="left"/>
    </style:style>
    <style:style style:name="Tableau1.A" style:family="table-column">
      <style:table-column-properties style:column-width="4.205cm"/>
    </style:style>
    <style:style style:name="Tableau1.E" style:family="table-column">
      <style:table-column-properties style:column-width="2.177cm"/>
    </style:style>
    <style:style style:name="Tableau1.A1" style:family="table-cell">
      <style:table-cell-properties fo:padding="0.097cm" fo:border-left="1pt solid #000000" fo:border-right="none" fo:border-top="1pt solid #000000" fo:border-bottom="1pt solid #000000"/>
    </style:style>
    <style:style style:name="Tableau1.E1" style:family="table-cell">
      <style:table-cell-properties fo:padding="0.097cm" fo:border="1pt solid #000000"/>
    </style:style>
    <style:style style:name="Tableau1.A2" style:family="table-cell">
      <style:table-cell-properties fo:padding="0.097cm" fo:border-left="1pt solid #000000" fo:border-right="none" fo:border-top="none" fo:border-bottom="1pt solid #000000"/>
    </style:style>
    <style:style style:name="Tableau1.E2" style:family="table-cell">
      <style:table-cell-properties fo:padding="0.097cm" fo:border-left="1pt solid #000000" fo:border-right="1pt solid #000000" fo:border-top="none" fo:border-bottom="1pt solid #000000"/>
    </style:style>
    <style:style style:name="Tableau10" style:family="table">
      <style:table-properties style:width="18.997cm" table:align="left"/>
    </style:style>
    <style:style style:name="Tableau10.A" style:family="table-column">
      <style:table-column-properties style:column-width="4.205cm"/>
    </style:style>
    <style:style style:name="Tableau10.E" style:family="table-column">
      <style:table-column-properties style:column-width="2.177cm"/>
    </style:style>
    <style:style style:name="Tableau10.A1" style:family="table-cell">
      <style:table-cell-properties fo:padding="0.097cm" fo:border-left="1pt solid #000000" fo:border-right="none" fo:border-top="1pt solid #000000" fo:border-bottom="1pt solid #000000"/>
    </style:style>
    <style:style style:name="Tableau10.E1" style:family="table-cell">
      <style:table-cell-properties fo:padding="0.097cm" fo:border="1pt solid #000000"/>
    </style:style>
    <style:style style:name="Tableau10.A2" style:family="table-cell">
      <style:table-cell-properties fo:padding="0.097cm" fo:border-left="1pt solid #000000" fo:border-right="none" fo:border-top="none" fo:border-bottom="1pt solid #000000"/>
    </style:style>
    <style:style style:name="Tableau10.E2" style:family="table-cell">
      <style:table-cell-properties fo:padding="0.097cm" fo:border-left="1pt solid #000000" fo:border-right="1pt solid #000000" fo:border-top="none" fo:border-bottom="1pt solid #000000"/>
    </style:style>
    <style:style style:name="Tableau3" style:family="table">
      <style:table-properties style:width="18.988cm" table:align="left"/>
    </style:style>
    <style:style style:name="Tableau3.A" style:family="table-column">
      <style:table-column-properties style:column-width="3.798cm"/>
    </style:style>
    <style:style style:name="Tableau3.A1" style:family="table-cell">
      <style:table-cell-properties style:vertical-align="middle" fo:padding="0.097cm" fo:border-left="1pt solid #000000" fo:border-right="none" fo:border-top="1pt solid #000000" fo:border-bottom="1pt solid #000000"/>
    </style:style>
    <style:style style:name="Tableau3.E1" style:family="table-cell">
      <style:table-cell-properties style:vertical-align="middle" fo:padding="0.097cm" fo:border="1pt solid #000000"/>
    </style:style>
    <style:style style:name="Tableau3.A2" style:family="table-cell">
      <style:table-cell-properties style:vertical-align="middle" fo:padding="0.097cm" fo:border-left="1pt solid #000000" fo:border-right="none" fo:border-top="none" fo:border-bottom="1pt solid #000000"/>
    </style:style>
    <style:style style:name="Tableau3.E2" style:family="table-cell">
      <style:table-cell-properties style:vertical-align="middle" fo:padding="0.097cm" fo:border-left="1pt solid #000000" fo:border-right="1pt solid #000000" fo:border-top="none" fo:border-bottom="1pt solid #000000"/>
    </style:style>
    <style:style style:name="Tableau4" style:family="table">
      <style:table-properties style:width="19.001cm" table:align="left"/>
    </style:style>
    <style:style style:name="Tableau4.A" style:family="table-column">
      <style:table-column-properties style:column-width="3.164cm"/>
    </style:style>
    <style:style style:name="Tableau4.B" style:family="table-column">
      <style:table-column-properties style:column-width="3.166cm"/>
    </style:style>
    <style:style style:name="Tableau4.F" style:family="table-column">
      <style:table-column-properties style:column-width="3.173cm"/>
    </style:style>
    <style:style style:name="Tableau4.A1" style:family="table-cell">
      <style:table-cell-properties fo:padding="0.097cm" fo:border-left="1pt solid #000000" fo:border-right="none" fo:border-top="1pt solid #000000" fo:border-bottom="1pt solid #000000"/>
    </style:style>
    <style:style style:name="Tableau4.F1" style:family="table-cell">
      <style:table-cell-properties fo:padding="0.097cm" fo:border="1pt solid #000000"/>
    </style:style>
    <style:style style:name="Tableau4.A2" style:family="table-cell">
      <style:table-cell-properties fo:padding="0.097cm" fo:border-left="1pt solid #000000" fo:border-right="none" fo:border-top="none" fo:border-bottom="1pt solid #000000"/>
    </style:style>
    <style:style style:name="Tableau4.F2" style:family="table-cell">
      <style:table-cell-properties fo:padding="0.097cm" fo:border-left="1pt solid #000000" fo:border-right="1pt solid #000000" fo:border-top="none" fo:border-bottom="1pt solid #000000"/>
    </style:style>
    <style:style style:name="Tableau5" style:family="table">
      <style:table-properties style:width="18.501cm" fo:margin-left="0.499cm" fo:margin-right="0cm" table:align="margins"/>
    </style:style>
    <style:style style:name="Tableau5.A" style:family="table-column">
      <style:table-column-properties style:column-width="2.642cm" style:rel-column-width="9360*"/>
    </style:style>
    <style:style style:name="Tableau5.G" style:family="table-column">
      <style:table-column-properties style:column-width="2.646cm" style:rel-column-width="9375*"/>
    </style:style>
    <style:style style:name="Tableau5.A1" style:family="table-cell">
      <style:table-cell-properties fo:padding="0cm" fo:border-left="1pt solid #000000" fo:border-right="none" fo:border-top="1pt solid #000000" fo:border-bottom="1pt solid #000000"/>
    </style:style>
    <style:style style:name="Tableau5.G1" style:family="table-cell">
      <style:table-cell-properties fo:padding="0cm" fo:border="1pt solid #000000"/>
    </style:style>
    <style:style style:name="Tableau5.A2" style:family="table-cell">
      <style:table-cell-properties fo:padding="0cm" fo:border-left="1pt solid #000000" fo:border-right="none" fo:border-top="none" fo:border-bottom="1pt solid #000000"/>
    </style:style>
    <style:style style:name="Tableau5.G2" style:family="table-cell">
      <style:table-cell-properties fo:padding="0cm" fo:border-left="1pt solid #000000" fo:border-right="1pt solid #000000" fo:border-top="none" fo:border-bottom="1pt solid #000000"/>
    </style:style>
    <style:style style:name="Tableau12" style:family="table">
      <style:table-properties style:width="18.985cm" fo:margin-left="0cm" fo:margin-right="0.016cm" table:align="margins"/>
    </style:style>
    <style:style style:name="Tableau12.A" style:family="table-column">
      <style:table-column-properties style:column-width="2.91cm" style:rel-column-width="10046*"/>
    </style:style>
    <style:style style:name="Tableau12.B" style:family="table-column">
      <style:table-column-properties style:column-width="1.236cm" style:rel-column-width="4268*"/>
    </style:style>
    <style:style style:name="Tableau12.N" style:family="table-column">
      <style:table-column-properties style:column-width="1.238cm" style:rel-column-width="4273*"/>
    </style:style>
    <style:style style:name="Tableau12.A1" style:family="table-cell">
      <style:table-cell-properties fo:padding="0.097cm" fo:border-left="1pt solid #000000" fo:border-right="none" fo:border-top="1pt solid #000000" fo:border-bottom="1pt solid #000000"/>
    </style:style>
    <style:style style:name="Tableau12.N1" style:family="table-cell">
      <style:table-cell-properties fo:padding="0.097cm" fo:border="1pt solid #000000"/>
    </style:style>
    <style:style style:name="Tableau12.A2" style:family="table-cell">
      <style:table-cell-properties fo:padding="0.097cm" fo:border-left="1pt solid #000000" fo:border-right="none" fo:border-top="none" fo:border-bottom="1pt solid #000000"/>
    </style:style>
    <style:style style:name="Tableau12.N2" style:family="table-cell">
      <style:table-cell-properties fo:padding="0.097cm" fo:border-left="1pt solid #000000" fo:border-right="1pt solid #000000" fo:border-top="none" fo:border-bottom="1pt solid #000000"/>
    </style:style>
    <style:style style:name="Tableau14" style:family="table">
      <style:table-properties style:width="18.997cm" fo:margin-left="0cm" fo:margin-right="0.004cm" table:align="margins"/>
    </style:style>
    <style:style style:name="Tableau14.A" style:family="table-column">
      <style:table-column-properties style:column-width="3.836cm" style:rel-column-width="13234*"/>
    </style:style>
    <style:style style:name="Tableau14.B" style:family="table-column">
      <style:table-column-properties style:column-width="3.032cm" style:rel-column-width="10460*"/>
    </style:style>
    <style:style style:name="Tableau14.F" style:family="table-column">
      <style:table-column-properties style:column-width="3.032cm" style:rel-column-width="10461*"/>
    </style:style>
    <style:style style:name="Tableau14.A1" style:family="table-cell">
      <style:table-cell-properties style:vertical-align="middle" fo:padding="0.097cm" fo:border-left="1pt solid #000000" fo:border-right="none" fo:border-top="1pt solid #000000" fo:border-bottom="1pt solid #000000"/>
    </style:style>
    <style:style style:name="Tableau14.F1" style:family="table-cell">
      <style:table-cell-properties style:vertical-align="middle" fo:padding="0.097cm" fo:border="1pt solid #000000"/>
    </style:style>
    <style:style style:name="Tableau14.A2" style:family="table-cell">
      <style:table-cell-properties style:vertical-align="middle" fo:padding="0.097cm" fo:border-left="1pt solid #000000" fo:border-right="none" fo:border-top="none" fo:border-bottom="1pt solid #000000"/>
    </style:style>
    <style:style style:name="Tableau14.F2" style:family="table-cell">
      <style:table-cell-properties style:vertical-align="middle" fo:padding="0.097cm" fo:border-left="1pt solid #000000" fo:border-right="1pt solid #000000" fo:border-top="none" fo:border-bottom="1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73ff9"/>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text-indent="0cm" style:auto-text-indent="false"/>
    </style:style>
    <style:style style:name="P6" style:family="paragraph" style:parent-style-name="Table_20_Contents">
      <style:paragraph-properties fo:text-align="center" style:justify-single-word="false"/>
    </style:style>
    <style:style style:name="P7" style:family="paragraph" style:parent-style-name="Standard" style:list-style-name="tfPuce"/>
    <style:style style:name="P8" style:family="paragraph" style:parent-style-name="Standard" style:list-style-name="tfPuce">
      <style:paragraph-properties fo:margin-top="0.199cm" fo:margin-bottom="0cm" loext:contextual-spacing="false"/>
    </style:style>
    <style:style style:name="P9" style:family="paragraph" style:parent-style-name="tfTitre_20_1_29_">
      <style:paragraph-properties fo:break-before="page"/>
    </style:style>
    <style:style style:name="P10" style:family="paragraph" style:parent-style-name="tfTitre_20_a_29_">
      <style:paragraph-properties fo:break-before="page"/>
    </style:style>
    <style:style style:name="P11" style:family="paragraph" style:parent-style-name="tfTitre_20_Chapitre" style:master-page-name="Right_20_Page">
      <style:paragraph-properties style:page-number="auto"/>
    </style:style>
    <style:style style:name="P12" style:family="paragraph" style:parent-style-name="tfTitre_20_I_29_">
      <style:paragraph-properties fo:break-before="page"/>
      <style:text-properties fo:font-size="21pt" style:font-size-asian="21pt" style:font-size-complex="21pt"/>
    </style:style>
    <style:style style:name="P13" style:family="paragraph">
      <loext:graphic-properties draw:fill="solid" draw:fill-color="#cccccc"/>
      <style:text-properties fo:font-size="18pt" style:font-size-asian="18pt" style:font-size-complex="18pt"/>
    </style:style>
    <style:style style:name="P1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00%" fo:text-indent="0cm"/>
    </style:style>
    <style:style style:name="P1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5pt" fo:font-style="normal" fo:text-shadow="none" style:text-underline-style="none" fo:font-weight="normal" style:text-underline-mode="continuous" style:text-overline-mode="continuous" style:text-line-through-mode="continuous" style:letter-kerning="false" style:font-name-asian="Arial" style:font-size-asian="4.40000009536743pt" style:font-style-asian="normal" style:font-weight-asian="normal" style:font-name-complex="Arial" style:font-size-complex="4.40000009536743pt" style:font-style-complex="normal" style:font-weight-complex="normal" style:text-emphasize="none" style:text-scale="100%" style:font-relief="none" style:text-overline-style="none" style:text-overline-color="font-color"/>
    </style:style>
    <style:style style:name="P17"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5pt" fo:font-style="normal" fo:text-shadow="none" style:text-underline-style="none" fo:font-weight="normal" style:text-underline-mode="continuous" style:text-overline-mode="continuous" style:text-line-through-mode="continuous" style:letter-kerning="false" style:font-name-asian="Arial" style:font-size-asian="5pt" style:font-style-asian="normal" style:font-weight-asian="normal" style:font-name-complex="Arial" style:font-size-complex="5pt" style:font-style-complex="normal" style:font-weight-complex="normal" style:text-emphasize="none" style:text-scale="100%" style:font-relief="none" style:text-overline-style="none" style:text-overline-color="font-color"/>
    </style:style>
    <style:style style:name="P20"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5pt" fo:font-style="normal" fo:text-shadow="none" style:text-underline-style="none" fo:font-weight="normal" style:text-underline-mode="continuous" style:text-overline-mode="continuous" style:text-line-through-mode="continuous" style:letter-kerning="false" style:font-name-asian="Arial" style:font-size-asian="6.40000009536743pt" style:font-style-asian="normal" style:font-weight-asian="normal" style:font-name-complex="Arial" style:font-size-complex="6.40000009536743pt" style:font-style-complex="normal" style:font-weight-complex="normal" style:text-emphasize="none" style:text-scale="100%" style:font-relief="none" style:text-overline-style="none" style:text-overline-color="font-color"/>
    </style:style>
    <style:style style:name="P21"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size="5pt" fo:font-style="normal" fo:text-shadow="none" style:text-underline-style="none" fo:font-weight="normal" style:text-underline-mode="continuous" style:text-overline-mode="continuous" style:text-line-through-mode="continuous" style:letter-kerning="false" style:font-name-asian="Arial" style:font-size-asian="5.19999980926514pt" style:font-style-asian="normal" style:font-weight-asian="normal" style:font-name-complex="Arial" style:font-size-complex="5.19999980926514pt" style:font-style-complex="normal" style:font-weight-complex="normal" style:text-emphasize="none" style:text-scale="100%" style:font-relief="none" style:text-overline-style="none" style:text-overline-color="font-color"/>
    </style:style>
    <style:style style:name="P2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center" fo:text-indent="0cm"/>
    </style:style>
    <style:style style:name="P2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5pt" fo:font-style="normal" fo:text-shadow="none" style:text-underline-style="none" fo:font-weight="normal" style:text-underline-mode="continuous" style:text-overline-mode="continuous" style:text-line-through-mode="continuous" style:letter-kerning="false" style:font-name-asian="Arial" style:font-size-asian="5.19999980926514pt" style:font-style-asian="normal" style:font-weight-asian="normal" style:font-name-complex="Arial" style:font-size-complex="5.19999980926514pt" style:font-style-complex="normal" style:font-weight-complex="normal" style:text-emphasize="none" style:text-scale="100%" style:font-relief="none" style:text-overline-style="none" style:text-overline-color="font-color"/>
    </style:style>
    <style:style style:name="P2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2" fo:font-size="5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size="5pt" fo:font-style="normal" fo:text-shadow="none" style:text-underline-style="none" fo:font-weight="normal" style:text-underline-mode="continuous" style:text-overline-mode="continuous" style:text-line-through-mode="continuous" style:letter-kerning="false" style:font-name-asian="Arial" style:font-size-asian="5.80000019073486pt" style:font-style-asian="normal" style:font-weight-asian="normal" style:font-name-complex="Arial" style:font-size-complex="5.80000019073486pt" style:font-style-complex="normal" style:font-weight-complex="normal" style:text-emphasize="none" style:text-scale="100%"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OpenSymbol1"/>
    </style:style>
    <style:style style:name="T4" style:family="text">
      <style:text-properties officeooo:rsid="0011ccd2"/>
    </style:style>
    <style:style style:name="T5" style:family="text">
      <style:text-properties fo:font-size="18pt" style:font-size-asian="18pt" style:font-size-complex="18pt"/>
    </style:style>
    <style:style style:name="T6" style:family="text">
      <style:text-properties fo:font-size="18pt" fo:font-weight="normal" style:font-size-asian="18pt" style:font-weight-asian="normal" style:font-size-complex="18pt" style:font-weight-complex="normal"/>
    </style:style>
    <style:style style:name="T7" style:family="text">
      <style:text-properties style:use-window-font-color="true" style:text-outline="false" style:text-line-through-style="none" style:text-line-through-typ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4.40000009536743pt" style:font-style-asian="normal" style:font-weight-asian="normal" style:font-name-complex="Arial" style:font-size-complex="4.40000009536743pt"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line-through-typ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5pt" style:font-style-asian="normal" style:font-weight-asian="normal" style:font-name-complex="Arial" style:font-size-complex="5pt"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line-through-typ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6.40000009536743pt" style:font-style-asian="normal" style:font-weight-asian="normal" style:font-name-complex="Arial" style:font-size-complex="6.40000009536743pt"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5.19999980926514pt" style:font-style-asian="normal" style:font-weight-asian="normal" style:font-name-complex="Arial" style:font-size-complex="5.19999980926514pt"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Arial2" fo:font-size="14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5.80000019073486pt" style:font-style-asian="normal" style:font-weight-asian="normal" style:font-name-complex="Arial" style:font-size-complex="5.80000019073486pt" style:font-style-complex="normal" style:font-weight-complex="normal" style:text-emphasize="none" style:text-scale="100%" style:font-relief="none" style:text-overline-style="none" style:text-overline-color="font-color"/>
    </style:style>
    <style:style style:name="gr1" style:family="graphic">
      <style:graphic-properties draw:stroke="none" svg:stroke-color="#000000" draw:fill="solid" draw:fill-color="#cccccc" fo:min-height="2.249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cccccc" fo:min-height="1.637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cc" fo:min-height="3.653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dash" draw:stroke-dash="Ultrafine_20_Dashed"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 style:family="graphic">
      <style:graphic-properties draw:stroke="solid" svg:stroke-width="0.019cm" svg:stroke-color="#000000" draw:marker-start="" draw:marker-start-width="0.33cm" draw:marker-start-center="false" draw:marker-end="Arrow" draw:marker-end-width="0.19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7cm" fo:min-width="0.326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7cm" fo:min-width="0.328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7cm" fo:min-width="0.552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019cm" svg:stroke-color="#000000" draw:marker-start="" draw:marker-start-width="0.33cm" draw:marker-start-center="false" draw:marker-end="" draw:marker-end-width="0.3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019cm" svg:stroke-color="#000000" draw:marker-start="" draw:marker-start-width="0.33cm" draw:marker-start-center="false" draw:marker-end="" draw:marker-end-width="0.33cm" draw:marker-end-center="false" draw:fill="solid" draw:fill-color="#000000"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 style:family="graphic">
      <style:graphic-properties draw:stroke="solid" svg:stroke-width="0.019cm" svg:stroke-color="#000000" draw:marker-start="Arrow" draw:marker-start-width="0.199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 style:family="graphic">
      <style:graphic-properties draw:stroke="dash" draw:stroke-dash="Dashed_20__28_var_29__20_32"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7cm" fo:min-width="1.919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7cm" fo:min-width="1.423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7cm" fo:min-width="1.115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7cm" fo:min-width="1.268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7cm" fo:min-width="1.73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7cm" fo:min-width="0.471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7cm" fo:min-width="0.77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7cm" fo:min-width="0.778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7cm" fo:min-width="1.76cm" fo:padding-top="0.125cm" fo:padding-bottom="0.125cm" fo:padding-left="0.25cm" fo:padding-right="0.25cm" draw:shadow="hidden" draw:shadow-offset-x="0.3cm" draw:shadow-offset-y="0.3cm" draw:shadow-color="#808080" style:run-through="foreground"/>
    </style:style>
    <style:style style:name="gr25" style:family="graphic">
      <style:graphic-properties style:run-through="foreground"/>
    </style:style>
    <style:style style:name="gr26" style:family="graphic">
      <style:graphic-properties draw:stroke="dash" draw:stroke-dash="Dashed_20__28_var_29__20_33"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27" style:family="graphic">
      <style:graphic-properties draw:stroke="dash" draw:stroke-dash="Dashed_20__28_var_29__20_34"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28" style:family="graphic">
      <style:graphic-properties draw:stroke="dash" draw:stroke-dash="Dashed_20__28_var_29__20_35"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29" style:family="graphic">
      <style:graphic-properties draw:stroke="dash" draw:stroke-dash="Dashed_20__28_var_29__20_36"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0" style:family="graphic">
      <style:graphic-properties draw:stroke="dash" draw:stroke-dash="Dashed_20__28_var_29__20_37"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1" style:family="graphic">
      <style:graphic-properties draw:stroke="dash" draw:stroke-dash="Dashed_20__28_var_29__20_38"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2" style:family="graphic">
      <style:graphic-properties draw:stroke="dash" draw:stroke-dash="Dashed_20__28_var_29__20_39"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3" style:family="graphic">
      <style:graphic-properties draw:stroke="dash" draw:stroke-dash="Dashed_20__28_var_29__20_40"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4" style:family="graphic">
      <style:graphic-properties draw:stroke="dash" draw:stroke-dash="Dashed_20__28_var_29__20_41"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5" style:family="graphic">
      <style:graphic-properties draw:stroke="dash" draw:stroke-dash="Dashed_20__28_var_29__20_42"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6" style:family="graphic">
      <style:graphic-properties draw:stroke="dash" draw:stroke-dash="Dashed_20__28_var_29__20_43"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7" style:family="graphic">
      <style:graphic-properties draw:stroke="dash" draw:stroke-dash="Dashed_20__28_var_29__20_44"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8" style:family="graphic">
      <style:graphic-properties draw:stroke="dash" draw:stroke-dash="Dashed_20__28_var_29__20_45"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9" style:family="graphic">
      <style:graphic-properties draw:stroke="dash" draw:stroke-dash="Dashed_20__28_var_29__20_46"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40" style:family="graphic">
      <style:graphic-properties draw:stroke="dash" draw:stroke-dash="Dashed_20__28_var_29__20_47" svg:stroke-width="0.011cm" svg:stroke-color="#000000" draw:marker-start="" draw:marker-start-width="0.319cm" draw:marker-start-center="false" draw:marker-end="" draw:marker-end-width="0.319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41" style:family="graphic">
      <style:graphic-properties draw:stroke="solid" svg:stroke-width="0.019cm" svg:stroke-color="#000000" draw:marker-start="" draw:marker-start-width="0.34cm" draw:marker-start-center="false" draw:marker-end="" draw:marker-end-width="0.34cm" draw:marker-end-center="false" draw:fill="solid" draw:fill-color="#cccccc"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2" style:family="graphic">
      <style:graphic-properties draw:stroke="solid" svg:stroke-width="0.049cm" svg:stroke-color="#000000" draw:marker-start="" draw:marker-start-width="0.079cm" draw:marker-start-center="fals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3" style:family="graphic">
      <style:graphic-properties draw:stroke="solid" svg:stroke-width="0.049cm" svg:stroke-color="#000000" draw:marker-start="Arrow" draw:marker-start-width="0.199cm" draw:marker-start-center="tru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4" style:family="graphic">
      <style:graphic-properties draw:stroke="none" svg:stroke-color="#000000" draw:fill="solid" draw:fill-color="#cccccc" fo:min-height="1.584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Dashed_20__28_var_29__20_48"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6" style:family="graphic">
      <style:graphic-properties draw:stroke="dash" draw:stroke-dash="Dashed_20__28_var_29__20_49"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7" style:family="graphic">
      <style:graphic-properties draw:stroke="dash" draw:stroke-dash="Dashed_20__28_var_29__20_50"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dash" draw:stroke-dash="Dashed_20__28_var_29__20_51"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dash" draw:stroke-dash="Dashed_20__28_var_29__20_52"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0" style:family="graphic">
      <style:graphic-properties draw:stroke="dash" draw:stroke-dash="Dashed_20__28_var_29__20_53"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1" style:family="graphic">
      <style:graphic-properties draw:stroke="dash" draw:stroke-dash="Dashed_20__28_var_29__20_54"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2" style:family="graphic">
      <style:graphic-properties draw:stroke="dash" draw:stroke-dash="Dashed_20__28_var_29__20_55"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3" style:family="graphic">
      <style:graphic-properties draw:stroke="dash" draw:stroke-dash="Dashed_20__28_var_29__20_56"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86cm" fo:min-width="0.487cm" fo:padding-top="0.125cm" fo:padding-bottom="0.125cm" fo:padding-left="0.25cm" fo:padding-right="0.25cm" draw:shadow="hidden" draw:shadow-offset-x="0.3cm" draw:shadow-offset-y="0.3cm" draw:shadow-color="#808080" style:run-through="foreground"/>
    </style:style>
    <style:style style:name="gr5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86cm" fo:min-width="0.644cm"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svg:stroke-width="0.019cm" svg:stroke-color="#000000" draw:marker-start="" draw:marker-start-width="0.33cm" draw:marker-start-center="false" draw:marker-end="" draw:marker-end-width="0.33cm" draw:marker-end-center="false" draw:fill="solid" draw:fill-color="#cccccc"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7"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svg:stroke-width="0.049cm" svg:stroke-color="#000000" draw:marker-start="Arrow" draw:marker-start-width="0.229cm" draw:marker-start-center="tru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86cm" fo:min-width="0.642cm" fo:padding-top="0.125cm" fo:padding-bottom="0.125cm" fo:padding-left="0.25cm" fo:padding-right="0.25cm" draw:shadow="hidden" draw:shadow-offset-x="0.3cm" draw:shadow-offset-y="0.3cm" draw:shadow-color="#808080" style:run-through="foreground"/>
    </style:style>
    <style:style style:name="gr6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draw:fit-to-size="false" style:shrink-to-fit="false" fo:min-height="0.586cm" fo:min-width="1.804cm" fo:padding-top="0.049cm" fo:padding-bottom="0.049cm" fo:padding-left="0.049cm" fo:padding-right="0.049cm" draw:shadow="hidden" draw:shadow-offset-x="0.3cm" draw:shadow-offset-y="0.3cm" draw:shadow-color="#808080" style:run-through="foreground"/>
    </style:style>
    <style:style style:name="gr6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draw:fit-to-size="false" style:shrink-to-fit="false" fo:min-height="1.168cm" fo:min-width="1.54cm" fo:padding-top="0.049cm" fo:padding-bottom="0.049cm" fo:padding-left="0.049cm" fo:padding-right="0.049cm" draw:shadow="hidden" draw:shadow-offset-x="0.3cm" draw:shadow-offset-y="0.3cm" draw:shadow-color="#808080" style:run-through="foreground"/>
    </style:style>
    <style:style style:name="gr62" style:family="graphic">
      <style:graphic-properties draw:stroke="solid" svg:stroke-width="0.049cm" svg:stroke-color="#000000" draw:marker-start="Arrow" draw:marker-start-width="0.199cm" draw:marker-start-center="false" draw:marker-end="" draw:marker-end-width="0.229cm" draw:marker-end-center="tru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3" style:family="graphic">
      <style:graphic-properties style:run-through="foreground" style:wrap="run-through" style:number-wrapped-paragraphs="no-limit" style:vertical-pos="middle" style:vertical-rel="baseline" style:horizontal-pos="from-left" style:horizontal-rel="paragraph"/>
    </style:style>
    <style:style style:name="gr64" style:family="graphic">
      <style:graphic-properties draw:stroke="solid" svg:stroke-width="0.019cm" svg:stroke-color="#000000" draw:marker-start="" draw:marker-start-width="0.33cm" draw:marker-start-center="false" draw:marker-end="" draw:marker-end-width="0.33cm" draw:marker-end-center="false" draw:fill="solid" draw:fill-color="#999999"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5" style:family="graphic">
      <style:graphic-properties draw:stroke="solid" svg:stroke-width="0.019cm" svg:stroke-color="#000000" draw:marker-start="" draw:marker-start-width="0.33cm" draw:marker-start-center="false" draw:marker-end="" draw:marker-end-width="0.33cm" draw:marker-end-center="false" draw:fill="solid" draw:fill-color="#b2b2b2"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6" style:family="graphic">
      <style:graphic-properties draw:stroke="solid" svg:stroke-width="0.019cm" svg:stroke-color="#000000" draw:marker-start="" draw:marker-start-width="0.33cm" draw:marker-start-center="false" draw:marker-end="" draw:marker-end-width="0.33cm" draw:marker-end-center="false" draw:fill="solid" draw:fill-color="#cccccc"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7" style:family="graphic">
      <style:graphic-properties draw:stroke="solid" svg:stroke-width="0.019cm" svg:stroke-color="#000000" draw:marker-start="" draw:marker-start-width="0.33cm" draw:marker-start-center="false" draw:marker-end="" draw:marker-end-width="0.33cm" draw:marker-end-center="false" draw:fill="solid" draw:fill-color="#666666"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8" style:family="graphic">
      <style:graphic-properties draw:stroke="solid" svg:stroke-width="0.019cm" svg:stroke-color="#000000" draw:marker-start="" draw:marker-start-width="0.33cm" draw:marker-start-center="false" draw:marker-end="" draw:marker-end-width="0.33cm" draw:marker-end-center="false" draw:fill="solid" draw:fill-color="#ffff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9" style:family="graphic">
      <style:graphic-properties draw:stroke="solid" svg:stroke-width="0.019cm" svg:stroke-color="#000000" draw:marker-start="" draw:marker-start-width="0.33cm" draw:marker-start-center="false" draw:marker-end="" draw:marker-end-width="0.33cm" draw:marker-end-center="false" draw:fill="solid" draw:fill-color="#ffff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0" style:family="graphic">
      <style:graphic-properties draw:stroke="solid" svg:stroke-width="0.019cm" svg:stroke-color="#000000" draw:marker-start="" draw:marker-start-width="0.33cm" draw:marker-start-center="false" draw:marker-end="" draw:marker-end-width="0.33cm" draw:marker-end-center="false" draw:fill="solid" draw:fill-color="#cccccc"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1" style:family="graphic">
      <style:graphic-properties draw:stroke="solid" svg:stroke-width="0.019cm" svg:stroke-color="#000000" draw:marker-start="" draw:marker-start-width="0.33cm" draw:marker-start-center="false" draw:marker-end="" draw:marker-end-width="0.33cm" draw:marker-end-center="false" draw:fill="solid" draw:fill-color="#dddddd"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2" style:family="graphic">
      <style:graphic-properties draw:stroke="solid" svg:stroke-width="0.019cm" svg:stroke-color="#000000" draw:marker-start="" draw:marker-start-width="0.33cm" draw:marker-start-center="false" draw:marker-end="" draw:marker-end-width="0.33cm" draw:marker-end-center="false" draw:fill="solid" draw:fill-color="#e6e6e6"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3" style:family="graphic">
      <style:graphic-properties draw:stroke="solid" svg:stroke-width="0.019cm" svg:stroke-color="#000000" draw:marker-start="" draw:marker-start-width="0.33cm" draw:marker-start-center="false" draw:marker-end="" draw:marker-end-width="0.33cm" draw:marker-end-center="false" draw:fill="solid" draw:fill-color="#eeeeee"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86cm" fo:min-width="1.593cm" fo:padding-top="0.125cm" fo:padding-bottom="0.125cm" fo:padding-left="0.25cm" fo:padding-right="0.25cm" draw:shadow="hidden" draw:shadow-offset-x="0.3cm" draw:shadow-offset-y="0.3cm" draw:shadow-color="#808080" style:run-through="foreground"/>
    </style:style>
    <style:style style:name="gr7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86cm" fo:min-width="1.143cm" fo:padding-top="0.125cm" fo:padding-bottom="0.125cm" fo:padding-left="0.25cm" fo:padding-right="0.25cm" draw:shadow="hidden" draw:shadow-offset-x="0.3cm" draw:shadow-offset-y="0.3cm" draw:shadow-color="#808080" style:run-through="foreground"/>
    </style:style>
    <style:style style:name="gr7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86cm" fo:min-width="0.905cm" fo:padding-top="0.125cm" fo:padding-bottom="0.125cm" fo:padding-left="0.25cm" fo:padding-right="0.25cm" draw:shadow="hidden" draw:shadow-offset-x="0.3cm" draw:shadow-offset-y="0.3cm" draw:shadow-color="#808080" style:run-through="foreground"/>
    </style:style>
    <style:style style:name="gr7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86cm" fo:min-width="1.037cm" fo:padding-top="0.125cm" fo:padding-bottom="0.125cm" fo:padding-left="0.25cm" fo:padding-right="0.25cm" draw:shadow="hidden" draw:shadow-offset-x="0.3cm" draw:shadow-offset-y="0.3cm" draw:shadow-color="#808080" style:run-through="foreground"/>
    </style:style>
    <style:style style:name="gr7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false" style:shrink-to-fit="false" fo:min-height="0.586cm" fo:min-width="1.434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tatistiques</text:p>
      <text:p text:style-name="Standard"/>
      <text:p text:style-name="P5"/>
      <text:list xml:id="list4197062054" text:style-name="tfNum_20_I_29_">
        <text:list-item>
          <text:p text:style-name="tfTitre_20_I_29_">Organiser Les données</text:p>
        </text:list-item>
      </text:list>
      <text:p text:style-name="Standard">Lorsque l'on récolte des données statistiques, il est souvent commode de les organiser dans un tableau :</text:p>
      <text:p text:style-name="Standard"/>
      <text:list xml:id="list3502283832" text:style-name="tfNum_20_1_29_">
        <text:list-item>
          <text:p text:style-name="tfTitre_20_1_29_">Tableau d'effectifs ou de fréquences :</text:p>
        </text:list-item>
      </text:list>
      <text:p text:style-name="Standard">La plupart du temps un tableau <text:span text:style-name="T1">d'effectifs</text:span> suffit.</text:p>
      <text:p text:style-name="Standard">Dans le cas cependant où l'on veut comparer deux séries dont l'effectif total est différent, on <text:span text:style-name="T4">ajoutera la ligne des</text:span> <text:span text:style-name="T1">fréquences</text:span>.</text:p>
      <text:p text:style-name="Standard"/>
      <text:p text:style-name="Standard"><text:span text:style-name="T2">Ex :</text:span> Le nombre de romans dans une bibliothèque.</text:p>
      <text:p text:style-name="Standard"/>
      <table:table table:name="Tableau1" table:style-name="Tableau1">
        <table:table-column table:style-name="Tableau1.A" table:number-columns-repeated="4"/>
        <table:table-column table:style-name="Tableau1.E"/>
        <table:table-row>
          <table:table-cell table:style-name="Tableau1.A1" office:value-type="string">
            <text:p text:style-name="Table_20_Contents">Bibliothèque A</text:p>
          </table:table-cell>
          <table:table-cell table:style-name="Tableau1.A1" office:value-type="string">
            <text:p text:style-name="Table_20_Contents">Policiers</text:p>
          </table:table-cell>
          <table:table-cell table:style-name="Tableau1.A1" office:value-type="string">
            <text:p text:style-name="Table_20_Contents">Aventure</text:p>
          </table:table-cell>
          <table:table-cell table:style-name="Tableau1.A1" office:value-type="string">
            <text:p text:style-name="Table_20_Contents">Science-fiction</text:p>
          </table:table-cell>
          <table:table-cell table:style-name="Tableau1.E1" office:value-type="string">
            <text:p text:style-name="Table_20_Contents"><text:span text:style-name="tfMasqué">Total</text:span></text:p>
          </table:table-cell>
        </table:table-row>
        <table:table-row>
          <table:table-cell table:style-name="Tableau1.A2" office:value-type="string">
            <text:p text:style-name="Table_20_Contents">Effectif</text:p>
          </table:table-cell>
          <table:table-cell table:style-name="Tableau1.A2" office:value-type="string">
            <text:p text:style-name="Table_20_Contents">35</text:p>
          </table:table-cell>
          <table:table-cell table:style-name="Tableau1.A2" office:value-type="string">
            <text:p text:style-name="Table_20_Contents">212</text:p>
          </table:table-cell>
          <table:table-cell table:style-name="Tableau1.A2" office:value-type="string">
            <text:p text:style-name="Table_20_Contents">185</text:p>
          </table:table-cell>
          <table:table-cell table:style-name="Tableau1.E2" office:value-type="string">
            <text:p text:style-name="Table_20_Contents"><text:span text:style-name="tfMasqué">432</text:span></text:p>
          </table:table-cell>
        </table:table-row>
        <table:table-row>
          <table:table-cell table:style-name="Tableau1.A2" office:value-type="string">
            <text:p text:style-name="Table_20_Contents">Fréquence</text:p>
          </table:table-cell>
          <table:table-cell table:style-name="Tableau1.A2" office:value-type="string">
            <text:p text:style-name="Table_20_Contents"><text:span text:style-name="tfMasqué">0,08</text:span></text:p>
          </table:table-cell>
          <table:table-cell table:style-name="Tableau1.A2" office:value-type="string">
            <text:p text:style-name="Table_20_Contents"><text:span text:style-name="tfMasqué">0,49</text:span></text:p>
          </table:table-cell>
          <table:table-cell table:style-name="Tableau1.A2" office:value-type="string">
            <text:p text:style-name="Table_20_Contents"><text:span text:style-name="tfMasqué">0,43</text:span></text:p>
          </table:table-cell>
          <table:table-cell table:style-name="Tableau1.E2" office:value-type="string">
            <text:p text:style-name="Table_20_Contents"><text:span text:style-name="tfMasqué">1</text:span></text:p>
          </table:table-cell>
        </table:table-row>
      </table:table>
      <text:p text:style-name="Standard"/>
      <table:table table:name="Tableau10" table:style-name="Tableau10">
        <table:table-column table:style-name="Tableau10.A" table:number-columns-repeated="4"/>
        <table:table-column table:style-name="Tableau10.E"/>
        <table:table-row>
          <table:table-cell table:style-name="Tableau10.A1" office:value-type="string">
            <text:p text:style-name="Table_20_Contents">Bibliothèque B</text:p>
          </table:table-cell>
          <table:table-cell table:style-name="Tableau10.A1" office:value-type="string">
            <text:p text:style-name="Table_20_Contents">Policiers</text:p>
          </table:table-cell>
          <table:table-cell table:style-name="Tableau10.A1" office:value-type="string">
            <text:p text:style-name="Table_20_Contents">Aventure</text:p>
          </table:table-cell>
          <table:table-cell table:style-name="Tableau10.A1" office:value-type="string">
            <text:p text:style-name="Table_20_Contents">Science-fiction</text:p>
          </table:table-cell>
          <table:table-cell table:style-name="Tableau10.E1" office:value-type="string">
            <text:p text:style-name="Table_20_Contents"><text:span text:style-name="tfMasqué">Total</text:span></text:p>
          </table:table-cell>
        </table:table-row>
        <table:table-row>
          <table:table-cell table:style-name="Tableau10.A2" office:value-type="string">
            <text:p text:style-name="Table_20_Contents">Effectif</text:p>
          </table:table-cell>
          <table:table-cell table:style-name="Tableau10.A2" office:value-type="string">
            <text:p text:style-name="Table_20_Contents">786</text:p>
          </table:table-cell>
          <table:table-cell table:style-name="Tableau10.A2" office:value-type="string">
            <text:p text:style-name="Table_20_Contents">872</text:p>
          </table:table-cell>
          <table:table-cell table:style-name="Tableau10.A2" office:value-type="string">
            <text:p text:style-name="Table_20_Contents">283</text:p>
          </table:table-cell>
          <table:table-cell table:style-name="Tableau10.E2" office:value-type="string">
            <text:p text:style-name="Table_20_Contents"><text:span text:style-name="tfMasqué">1941</text:span></text:p>
          </table:table-cell>
        </table:table-row>
        <table:table-row>
          <table:table-cell table:style-name="Tableau10.A2" office:value-type="string">
            <text:p text:style-name="Table_20_Contents">Fréquence</text:p>
          </table:table-cell>
          <table:table-cell table:style-name="Tableau10.A2" office:value-type="string">
            <text:p text:style-name="Table_20_Contents"><text:span text:style-name="tfMasqué">0,40</text:span></text:p>
          </table:table-cell>
          <table:table-cell table:style-name="Tableau10.A2" office:value-type="string">
            <text:p text:style-name="Table_20_Contents"><text:span text:style-name="tfMasqué">0,45</text:span></text:p>
          </table:table-cell>
          <table:table-cell table:style-name="Tableau10.A2" office:value-type="string">
            <text:p text:style-name="Table_20_Contents"><text:span text:style-name="tfMasqué">0,15</text:span></text:p>
          </table:table-cell>
          <table:table-cell table:style-name="Tableau10.E2" office:value-type="string">
            <text:p text:style-name="Table_20_Contents"><text:span text:style-name="tfMasqué">1</text:span></text:p>
          </table:table-cell>
        </table:table-row>
      </table:table>
      <text:p text:style-name="Standard"/>
      <text:p text:style-name="Standard">Si vous êtes un passionné de science-fiction, quelle bibliothèque choisissez-vous ?</text:p>
      <text:p text:style-name="Standard"/>
      <text:p text:style-name="Standard">Quelle bibliothèque est tenue par un passionné de science-fiction ?</text:p>
      <text:p text:style-name="Standard"/>
      <text:p text:style-name="Standard">Est-il vrai que dans la bibliothèque A, près de la moitié des romans sont des romans d'aventure ?</text:p>
      <text:p text:style-name="Standard"/>
      <text:p text:style-name="Standard"/>
      <text:p text:style-name="Standard"><text:span text:style-name="T2">Remarque :</text:span> Une fréquence est un nombre compris entre 0 et 1.<text:line-break/>Ce nombre peut être écrit sous la forme d'un décimal, d'une fraction ou d'un pourcentage (compris alors entre 0% et 100%).</text:p>
      <text:list xml:id="list121522869034712" text:continue-numbering="true" text:style-name="tfNum_20_1_29_">
        <text:list-item>
          <text:p text:style-name="tfTitre_20_1_29_"><text:soft-page-break/>Données réparties par classes :</text:p>
        </text:list-item>
      </text:list>
      <text:p text:style-name="Standard">Lorsque les données prennent un grand nombre de valeurs numériques différentes, il est commode de les regrouper par <text:span text:style-name="T1">classes</text:span> avant de faire le tableau d'effectifs ou de fréquences.</text:p>
      <text:p text:style-name="Standard">La « largeur » d'une classe s'appelle <text:span text:style-name="T1">l'amplitude</text:span> de la classe.</text:p>
      <text:p text:style-name="Standard"/>
      <text:p text:style-name="Standard"><text:span text:style-name="T2">Ex :</text:span> La taille des élèves de la classe :</text:p>
      <text:p text:style-name="Standard"/>
      <table:table table:name="Tableau3" table:style-name="Tableau3">
        <table:table-column table:style-name="Tableau3.A" table:number-columns-repeated="5"/>
        <table:table-row>
          <table:table-cell table:style-name="Tableau3.A1" office:value-type="string">
            <text:p text:style-name="Table_20_Contents">Taille (cm)</text:p>
          </table:table-cell>
          <table:table-cell table:style-name="Tableau3.A1" office:value-type="string">
            <text:p text:style-name="P6">130 <text:span text:style-name="T3"></text:span> t &lt; 150</text:p>
          </table:table-cell>
          <table:table-cell table:style-name="Tableau3.A1" office:value-type="string">
            <text:p text:style-name="P6">150 <text:span text:style-name="T3"></text:span> t &lt; 160</text:p>
          </table:table-cell>
          <table:table-cell table:style-name="Tableau3.A1" office:value-type="string">
            <text:p text:style-name="P6">160 <text:span text:style-name="T3"></text:span> t &lt; 170</text:p>
          </table:table-cell>
          <table:table-cell table:style-name="Tableau3.E1" office:value-type="string">
            <text:p text:style-name="P6">170 <text:span text:style-name="T3"></text:span> t &lt; 180</text:p>
          </table:table-cell>
        </table:table-row>
        <table:table-row>
          <table:table-cell table:style-name="Tableau3.A2" office:value-type="string">
            <text:p text:style-name="Table_20_Contents">Effectif</text:p>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E2" office:value-type="string">
            <text:p text:style-name="P6"/>
          </table:table-cell>
        </table:table-row>
      </table:table>
      <text:p text:style-name="Standard"><draw:frame text:anchor-type="paragraph" draw:z-index="0" draw:style-name="gr1" draw:text-style-name="P13" svg:width="4.562cm" svg:height="2.25cm" svg:x="14.437cm" svg:y="1.461cm"><draw:text-box><text:p><text:span text:style-name="T5">p144: 2, 3</text:span></text:p><text:p><text:span text:style-name="T5">p145: 5, 6, 8, 10</text:span></text:p><text:p><text:span text:style-name="T5">p152: 48</text:span></text:p></draw:text-box></draw:frame></text:p>
      <text:list xml:id="list121523730779596" text:continue-list="list4197062054" text:style-name="tfNum_20_I_29_">
        <text:list-item>
          <text:p text:style-name="P12">Représenter graphiquement Les données</text:p>
        </text:list-item>
      </text:list>
      <text:list xml:id="list121523906266128" text:continue-list="list121522869034712" text:style-name="tfNum_20_1_29_">
        <text:list-item text:start-value="1">
          <text:p text:style-name="tfTitre_20_1_29_">Cas des données non-numériques :</text:p>
        </text:list-item>
      </text:list>
      <text:p text:style-name="P1"><text:span text:style-name="T2">Ex :</text:span> Le moyen de transport utilisé par les élèves.</text:p>
      <text:p text:style-name="P1"/>
      <table:table table:name="Tableau4" table:style-name="Tableau4">
        <table:table-column table:style-name="Tableau4.A"/>
        <table:table-column table:style-name="Tableau4.B" table:number-columns-repeated="3"/>
        <table:table-column table:style-name="Tableau4.A"/>
        <table:table-column table:style-name="Tableau4.F"/>
        <table:table-row>
          <table:table-cell table:style-name="Tableau4.A1" office:value-type="string">
            <text:p text:style-name="Table_20_Contents"/>
          </table:table-cell>
          <table:table-cell table:style-name="Tableau4.A1" office:value-type="string">
            <text:p text:style-name="P6">Voiture</text:p>
          </table:table-cell>
          <table:table-cell table:style-name="Tableau4.A1" office:value-type="string">
            <text:p text:style-name="P6">Train</text:p>
          </table:table-cell>
          <table:table-cell table:style-name="Tableau4.A1" office:value-type="string">
            <text:p text:style-name="P6">Bus</text:p>
          </table:table-cell>
          <table:table-cell table:style-name="Tableau4.A1" office:value-type="string">
            <text:p text:style-name="P6">Vélo</text:p>
          </table:table-cell>
          <table:table-cell table:style-name="Tableau4.F1" office:value-type="string">
            <text:p text:style-name="P6">A pied</text:p>
          </table:table-cell>
        </table:table-row>
        <table:table-row>
          <table:table-cell table:style-name="Tableau4.A2" office:value-type="string">
            <text:p text:style-name="Table_20_Contents">Effectif</text:p>
          </table:table-cell>
          <table:table-cell table:style-name="Tableau4.A2" office:value-type="string">
            <text:p text:style-name="P6">5</text:p>
          </table:table-cell>
          <table:table-cell table:style-name="Tableau4.A2" office:value-type="string">
            <text:p text:style-name="P6">1</text:p>
          </table:table-cell>
          <table:table-cell table:style-name="Tableau4.A2" office:value-type="string">
            <text:p text:style-name="P6">4</text:p>
          </table:table-cell>
          <table:table-cell table:style-name="Tableau4.A2" office:value-type="string">
            <text:p text:style-name="P6">14</text:p>
          </table:table-cell>
          <table:table-cell table:style-name="Tableau4.F2" office:value-type="string">
            <text:p text:style-name="P6">6</text:p>
          </table:table-cell>
        </table:table-row>
      </table:table>
      <text:p text:style-name="P1"/>
      <text:p text:style-name="P1"/>
      <text:list xml:id="list2703882237" text:style-name="tfNum_20_a_29_">
        <text:list-item>
          <text:p text:style-name="tfTitre_20_a_29_">Diagramme en « tuyaux d'orgues »</text:p>
        </text:list-item>
      </text:list>
      <text:p text:style-name="P2"><draw:g text:anchor-type="as-char" draw:z-index="4" draw:style-name="gr4"><draw:polygon draw:style-name="gr14" draw:text-style-name="P14" svg:width="10.534cm" svg:height="0cm" svg:x="1.101cm" svg:y="6.832cm" svg:viewBox="0 0 10535 0" draw:points="10535,0 0,0"><text:p/></draw:polygon><draw:frame draw:style-name="gr15" draw:text-style-name="P19" svg:width="2.421cm" svg:height="0.821cm" svg:x="1.159cm" svg:y="6.909cm"><draw:text-box><text:p text:style-name="P15"><text:span text:style-name="T8">Voiture</text:span></text:p></draw:text-box></draw:frame><draw:frame draw:style-name="gr16" draw:text-style-name="P19" svg:width="1.925cm" svg:height="0.821cm" svg:x="3.445cm" svg:y="6.909cm"><draw:text-box><text:p text:style-name="P15"><text:span text:style-name="T8">Train</text:span></text:p></draw:text-box></draw:frame><draw:frame draw:style-name="gr17" draw:text-style-name="P19" svg:width="1.616cm" svg:height="0.821cm" svg:x="5.659cm" svg:y="6.909cm"><draw:text-box><text:p text:style-name="P15"><text:span text:style-name="T8">Bus</text:span></text:p></draw:text-box></draw:frame><draw:frame draw:style-name="gr18" draw:text-style-name="P19" svg:width="1.77cm" svg:height="0.821cm" svg:x="7.749cm" svg:y="6.909cm"><draw:text-box><text:p text:style-name="P15"><text:span text:style-name="T8">Vélo</text:span></text:p></draw:text-box></draw:frame><draw:frame draw:style-name="gr19" draw:text-style-name="P19" svg:width="2.234cm" svg:height="0.821cm" svg:x="9.648cm" svg:y="6.909cm"><draw:text-box><text:p text:style-name="P15"><text:span text:style-name="T8">A pied</text:span></text:p></draw:text-box></draw:frame><draw:polygon draw:style-name="gr20" draw:text-style-name="P14" svg:width="1.052cm" svg:height="1.894cm" svg:x="1.626cm" svg:y="4.934cm" svg:viewBox="0 0 1053 1895" draw:points="525,1895 0,1895 0,0 1053,0 1053,1895"><text:p/></draw:polygon><draw:polygon draw:style-name="gr20" draw:text-style-name="P14" svg:width="1.052cm" svg:height="0.378cm" svg:x="3.734cm" svg:y="6.454cm" svg:viewBox="0 0 1053 379" draw:points="525,379 0,379 0,0 1053,0 1053,379"><text:p/></draw:polygon><draw:polygon draw:style-name="gr20" draw:text-style-name="P14" svg:width="1.052cm" svg:height="1.514cm" svg:x="5.838cm" svg:y="5.318cm" svg:viewBox="0 0 1053 1515" draw:points="525,1515 0,1515 0,0 1053,0 1053,1515"><text:p/></draw:polygon><draw:polygon draw:style-name="gr20" draw:text-style-name="P14" svg:width="1.052cm" svg:height="5.301cm" svg:x="7.944cm" svg:y="1.528cm" svg:viewBox="0 0 1053 5302" draw:points="525,5302 0,5302 0,0 1053,0 1053,5302"><text:p/></draw:polygon><draw:polygon draw:style-name="gr20" draw:text-style-name="P14" svg:width="1.052cm" svg:height="2.272cm" svg:x="10.052cm" svg:y="4.56cm" svg:viewBox="0 0 1053 2273" draw:points="525,2273 0,2273 0,0 1053,0 1053,2273"><text:p/></draw:polygon><draw:frame draw:style-name="gr21" draw:text-style-name="P19" svg:width="0.973cm" svg:height="0.821cm" svg:x="0.37cm" svg:y="6.481cm"><draw:text-box><text:p text:style-name="P15"><text:span text:style-name="T8">0</text:span></text:p></draw:text-box></draw:frame><draw:frame draw:style-name="gr21" draw:text-style-name="P19" svg:width="0.973cm" svg:height="0.821cm" svg:x="0.37cm" svg:y="4.576cm"><draw:text-box><text:p text:style-name="P15"><text:span text:style-name="T8">5</text:span></text:p></draw:text-box></draw:frame><draw:frame draw:style-name="gr22" draw:text-style-name="P19" svg:width="1.278cm" svg:height="0.821cm" svg:x="0.064cm" svg:y="2.702cm"><draw:text-box><text:p text:style-name="P15"><text:span text:style-name="T8">10</text:span></text:p></draw:text-box></draw:frame><draw:frame draw:style-name="gr23" draw:text-style-name="P19" svg:width="1.28cm" svg:height="0.821cm" svg:x="0.062cm" svg:y="0.792cm"><draw:text-box><text:p text:style-name="P15"><text:span text:style-name="T8">15</text:span></text:p></draw:text-box></draw:frame><draw:frame draw:style-name="gr24" draw:text-style-name="P20" svg:width="2.262cm" svg:height="0.821cm" svg:x="0cm" svg:y="0cm"><draw:text-box><text:p text:style-name="P15"><text:span text:style-name="T9">Effectifs</text:span></text:p></draw:text-box></draw:frame><draw:g draw:style-name="gr25"><draw:line draw:style-name="gr26" draw:text-style-name="P14" svg:x1="1.101cm" svg:y1="6.454cm" svg:x2="11.636cm" svg:y2="6.454cm"><text:p/></draw:line><draw:line draw:style-name="gr27" draw:text-style-name="P14" svg:x1="1.101cm" svg:y1="6.076cm" svg:x2="11.636cm" svg:y2="6.076cm"><text:p/></draw:line><draw:line draw:style-name="gr28" draw:text-style-name="P14" svg:x1="1.101cm" svg:y1="5.696cm" svg:x2="11.636cm" svg:y2="5.696cm"><text:p/></draw:line><draw:line draw:style-name="gr29" draw:text-style-name="P14" svg:x1="1.101cm" svg:y1="5.318cm" svg:x2="11.636cm" svg:y2="5.318cm"><text:p/></draw:line><draw:line draw:style-name="gr30" draw:text-style-name="P14" svg:x1="1.101cm" svg:y1="4.94cm" svg:x2="11.636cm" svg:y2="4.94cm"><text:p/></draw:line><draw:line draw:style-name="gr31" draw:text-style-name="P14" svg:x1="1.101cm" svg:y1="4.56cm" svg:x2="11.636cm" svg:y2="4.56cm"><text:p/></draw:line><draw:line draw:style-name="gr32" draw:text-style-name="P14" svg:x1="1.101cm" svg:y1="4.179cm" svg:x2="11.636cm" svg:y2="4.179cm"><text:p/></draw:line><draw:line draw:style-name="gr33" draw:text-style-name="P14" svg:x1="1.101cm" svg:y1="3.804cm" svg:x2="11.636cm" svg:y2="3.804cm"><text:p/></draw:line><draw:line draw:style-name="gr34" draw:text-style-name="P14" svg:x1="1.101cm" svg:y1="3.424cm" svg:x2="11.636cm" svg:y2="3.424cm"><text:p/></draw:line><draw:line draw:style-name="gr35" draw:text-style-name="P14" svg:x1="1.101cm" svg:y1="3.043cm" svg:x2="11.636cm" svg:y2="3.043cm"><text:p/></draw:line><draw:line draw:style-name="gr36" draw:text-style-name="P14" svg:x1="1.101cm" svg:y1="2.667cm" svg:x2="11.636cm" svg:y2="2.667cm"><text:p/></draw:line><draw:line draw:style-name="gr37" draw:text-style-name="P14" svg:x1="1.101cm" svg:y1="2.289cm" svg:x2="11.636cm" svg:y2="2.289cm"><text:p/></draw:line><draw:line draw:style-name="gr38" draw:text-style-name="P14" svg:x1="1.101cm" svg:y1="1.909cm" svg:x2="11.636cm" svg:y2="1.909cm"><text:p/></draw:line><draw:line draw:style-name="gr39" draw:text-style-name="P14" svg:x1="1.101cm" svg:y1="1.531cm" svg:x2="11.636cm" svg:y2="1.531cm"><text:p/></draw:line><draw:line draw:style-name="gr40" draw:text-style-name="P14" svg:x1="1.101cm" svg:y1="1.153cm" svg:x2="11.636cm" svg:y2="1.153cm"><text:p/></draw:line></draw:g><draw:g draw:style-name="gr25"><draw:polygon draw:style-name="gr41" draw:text-style-name="P17" svg:width="1.052cm" svg:height="1.894cm" svg:x="1.626cm" svg:y="4.934cm" svg:viewBox="0 0 1053 1895" draw:points="0,0 1053,0 1053,1895 0,1895"><text:p/></draw:polygon><draw:polygon draw:style-name="gr41" draw:text-style-name="P17" svg:width="1.052cm" svg:height="0.378cm" svg:x="3.734cm" svg:y="6.454cm" svg:viewBox="0 0 1053 379" draw:points="0,0 1053,0 1053,379 0,379"><text:p/></draw:polygon><draw:polygon draw:style-name="gr41" draw:text-style-name="P17" svg:width="1.052cm" svg:height="1.514cm" svg:x="5.838cm" svg:y="5.318cm" svg:viewBox="0 0 1053 1515" draw:points="0,0 1053,0 1053,1515 0,1515"><text:p/></draw:polygon><draw:polygon draw:style-name="gr41" draw:text-style-name="P17" svg:width="1.052cm" svg:height="5.301cm" svg:x="7.944cm" svg:y="1.528cm" svg:viewBox="0 0 1053 5302" draw:points="0,0 1053,0 1053,5302 0,5302"><text:p/></draw:polygon><draw:polygon draw:style-name="gr41" draw:text-style-name="P17" svg:width="1.052cm" svg:height="2.272cm" svg:x="10.052cm" svg:y="4.56cm" svg:viewBox="0 0 1053 2273" draw:points="0,0 1053,0 1053,2273 0,2273"><text:p/></draw:polygon></draw:g><draw:g draw:style-name="gr25"><draw:line draw:style-name="gr42" draw:text-style-name="P14" svg:x1="1.101cm" svg:y1="6.832cm" svg:x2="11.636cm" svg:y2="6.832cm"><text:p/></draw:line><draw:polygon draw:style-name="gr43" draw:text-style-name="P14" svg:width="0cm" svg:height="5.82cm" svg:x="1.101cm" svg:y="1.011cm" svg:viewBox="0 0 0 5821" draw:points="0,0 0,5821"><text:p/></draw:polygon></draw:g></draw:g></text:p>
      <text:p text:style-name="P4">Particularités :</text:p>
      <text:list xml:id="list2810280089" text:style-name="tfPuce">
        <text:list-item>
          <text:p text:style-name="P7">La hauteur d'un tuyau est proportionnelle à l'effectif (ou à la fréquence)</text:p>
        </text:list-item>
        <text:list-item>
          <text:p text:style-name="P7">L'axe des abscisses n'est pas gradué donc la largeur des tuyaux n'a pas de signification</text:p>
        </text:list-item>
      </text:list>
      <text:p text:style-name="Standard"/>
      <text:p text:style-name="Standard"><draw:frame text:anchor-type="paragraph" draw:z-index="5" draw:style-name="gr44" draw:text-style-name="P13" svg:width="2.968cm" svg:height="1.585cm" svg:x="16.032cm" svg:y="0.799cm"><draw:text-box><text:p><text:span text:style-name="T5">p149: 32</text:span></text:p><text:p><text:span text:style-name="T5">p154: 61</text:span></text:p></draw:text-box></draw:frame></text:p>
      <text:list xml:id="list121524215903859" text:continue-list="list2703882237" text:style-name="tfNum_20_a_29_">
        <text:list-item>
          <text:p text:style-name="P10">Diagramme circulaire</text:p>
        </text:list-item>
      </text:list>
      <text:p text:style-name="P3"><draw:g text:anchor-type="as-char" draw:z-index="7" draw:name="Forme2" draw:style-name="gr63"><draw:g draw:style-name="gr25"><draw:polygon draw:style-name="gr64" draw:text-style-name="P27" svg:width="2.715cm" svg:height="3.141cm" draw:transform="skewX (-0.00122173047639603) rotate (1.5697491292437) translate (1.48605733277155cm 4.08414551501214cm)" svg:viewBox="0 0 2716 3142" draw:points="0,3142 2716,1555 2608,1384 2490,1220 2362,1064 2224,918 2077,780 1922,653 1760,535 1590,427 1412,332 1226,247 1036,172 839,111 637,63 431,28 218,6 3,0"><text:p/></draw:polygon><draw:polygon draw:style-name="gr65" draw:text-style-name="P28" svg:width="2.715cm" svg:height="3.141cm" draw:transform="skewX (-0.00122173047639603) rotate (1.5697491292437) translate (1.48605733277155cm 4.08414551501214cm)" svg:viewBox="0 0 2716 3142" draw:points="0,3142 2716,1555 2608,1384 2490,1220 2362,1064 2224,918 2077,780 1922,653 1760,535 1590,427 1412,332 1226,247 1036,172 839,111 637,63 431,28 218,6 3,0"><text:p/></draw:polygon><draw:polygon draw:style-name="gr66" draw:text-style-name="P23" svg:width="2.981cm" svg:height="1.592cm" draw:transform="skewX (-0.00174532925199433) rotate (1.56748020121611) translate (3.03559399089566cm 4.08408598590595cm)" svg:viewBox="0 0 2982 1593" draw:points="0,1593 2982,592 2925,438 2863,289 2791,142 2713,0"><text:p/></draw:polygon><draw:polygon draw:style-name="gr67" draw:text-style-name="P29" svg:width="2.981cm" svg:height="1.592cm" draw:transform="skewX (-0.00174532925199433) rotate (1.56748020121611) translate (3.03559399089566cm 4.08408598590595cm)" svg:viewBox="0 0 2982 1593" draw:points="0,1593 2982,592 2925,438 2863,289 2791,142 2713,0"><text:p/></draw:polygon><draw:polygon draw:style-name="gr68" draw:text-style-name="P30" svg:width="3.143cm" svg:height="2.579cm" draw:transform="skewX (-0.00174532925199433) rotate (1.5687019316925) translate (3.63158365401807cm 4.08773662021847cm)" svg:viewBox="0 0 3144 2580" draw:points="0,999 2712,2580 2810,2402 2896,2216 2969,2027 3032,1829 3079,1627 3114,1421 3136,1210 3144,995 3141,865 3133,736 3120,610 3102,485 3079,360 3053,239 3020,120 2984,0"><text:p/></draw:polygon><draw:polygon draw:style-name="gr69" draw:text-style-name="P30" svg:width="3.143cm" svg:height="2.579cm" draw:transform="skewX (-0.00174532925199433) rotate (1.5687019316925) translate (3.63158365401807cm 4.08773662021847cm)" svg:viewBox="0 0 3144 2580" draw:points="0,999 2712,2580 2810,2402 2896,2216 2969,2027 3032,1829 3079,1627 3114,1421 3136,1210 3144,995 3141,865 3133,736 3120,610 3102,485 3079,360 3053,239 3020,120 2984,0"><text:p/></draw:polygon><draw:polygon draw:style-name="gr70" draw:text-style-name="P23" svg:width="5.856cm" svg:height="4.137cm" draw:transform="rotate (1.5699236621689) translate (3.63248683541341cm 7.22884714353397cm)" svg:viewBox="0 0 5857 4138" draw:points="3144,996 160,0 124,120 91,239 64,360 40,485 22,610 10,736 3,864 0,995 17,1316 64,1627 142,1929 247,2218 380,2492 537,2752 718,2994 920,3217 1143,3419 1385,3600 1644,3759 1919,3891 2208,3997 2509,4074 2821,4121 3143,4138 3358,4129 3569,4108 3775,4072 3979,4024 4175,3963 4366,3890 4550,3805 4728,3708 4900,3600 5063,3482 5219,3354 5365,3216 5504,3070 5631,2914 5749,2751 5857,2579"><text:p/></draw:polygon><draw:polygon draw:style-name="gr71" draw:text-style-name="P31" svg:width="5.856cm" svg:height="4.137cm" draw:transform="rotate (1.5699236621689) translate (3.63248683541341cm 7.22884714353397cm)" svg:viewBox="0 0 5857 4138" draw:points="3144,996 160,0 124,120 91,239 64,360 40,485 22,610 10,736 3,864 0,995 17,1316 64,1627 142,1929 247,2218 380,2492 537,2752 718,2994 920,3217 1143,3419 1385,3600 1644,3759 1919,3891 2208,3997 2509,4074 2821,4121 3143,4138 3358,4129 3569,4108 3775,4072 3979,4024 4175,3963 4366,3890 4550,3805 4728,3708 4900,3600 5063,3482 5219,3354 5365,3216 5504,3070 5631,2914 5749,2751 5857,2579"><text:p/></draw:polygon><draw:polygon draw:style-name="gr72" draw:text-style-name="P32" svg:width="2.983cm" svg:height="3.141cm" draw:transform="skewX (-0.00122173047639603) rotate (1.5697491292437) translate (1.48293548321094cm 7.06997349815377cm)" svg:viewBox="0 0 2984 3142" draw:points="2981,3142 2984,0 2727,11 2474,40 2229,91 1991,159 1761,245 1539,349 1328,470 1128,605 938,756 761,919 598,1097 447,1285 311,1486 192,1698 87,1918 0,2148"><text:p/></draw:polygon><draw:polygon draw:style-name="gr73" draw:text-style-name="P33" svg:width="2.983cm" svg:height="3.141cm" draw:transform="skewX (-0.00122173047639603) rotate (1.5697491292437) translate (1.48293548321094cm 7.06997349815377cm)" svg:viewBox="0 0 2984 3142" draw:points="2981,3142 2984,0 2727,11 2474,40 2229,91 1991,159 1761,245 1539,349 1328,470 1128,605 938,756 761,919 598,1097 447,1285 311,1486 192,1698 87,1918 0,2148"><text:p/></draw:polygon></draw:g><draw:frame draw:style-name="gr74" draw:text-style-name="P34" svg:width="2.095cm" svg:height="0.837cm" svg:x="0cm" svg:y="1.556cm"><draw:text-box><text:p text:style-name="P15"><text:span text:style-name="T12">Voiture</text:span></text:p></draw:text-box></draw:frame><draw:frame draw:style-name="gr75" draw:text-style-name="P34" svg:width="1.645cm" svg:height="0.837cm" svg:x="2.29cm" svg:y="0.224cm"><draw:text-box><text:p text:style-name="P15"><text:span text:style-name="T12">Train</text:span></text:p></draw:text-box></draw:frame><draw:frame draw:style-name="gr76" draw:text-style-name="P34" svg:width="1.407cm" svg:height="0.837cm" svg:x="4.334cm" svg:y="0cm"><draw:text-box><text:p text:style-name="P15"><text:span text:style-name="T12">Bus</text:span></text:p></draw:text-box></draw:frame><draw:frame draw:style-name="gr77" draw:text-style-name="P34" svg:width="1.539cm" svg:height="0.837cm" svg:x="7.772cm" svg:y="4.725cm"><draw:text-box><text:p text:style-name="P15"><text:span text:style-name="T12">Vélo</text:span></text:p></draw:text-box></draw:frame><draw:frame draw:style-name="gr78" draw:text-style-name="P34" svg:width="1.936cm" svg:height="0.837cm" svg:x="0.071cm" svg:y="5.934cm"><draw:text-box><text:p text:style-name="P15"><text:span text:style-name="T12">A pied</text:span></text:p></draw:text-box></draw:frame></draw:g></text:p>
      <text:p text:style-name="P4">Particularités :</text:p>
      <text:list xml:id="list121524079058085" text:continue-list="list2810280089" text:style-name="tfPuce">
        <text:list-item text:start-value="1">
          <text:p text:style-name="P7">L'angle d'un secteur est proportionnel à l'effectif :</text:p>
        </text:list-item>
      </text:list>
      <table:table table:name="Tableau5" table:style-name="Tableau5">
        <table:table-column table:style-name="Tableau5.A" table:number-columns-repeated="6"/>
        <table:table-column table:style-name="Tableau5.G"/>
        <table:table-row>
          <table:table-cell table:style-name="Tableau5.A1" office:value-type="string">
            <text:p text:style-name="Standard"/>
          </table:table-cell>
          <table:table-cell table:style-name="Tableau5.A1" office:value-type="string">
            <text:p text:style-name="P2">Voiture</text:p>
          </table:table-cell>
          <table:table-cell table:style-name="Tableau5.A1" office:value-type="string">
            <text:p text:style-name="P2">Train</text:p>
          </table:table-cell>
          <table:table-cell table:style-name="Tableau5.A1" office:value-type="string">
            <text:p text:style-name="P2">Bus</text:p>
          </table:table-cell>
          <table:table-cell table:style-name="Tableau5.A1" office:value-type="string">
            <text:p text:style-name="P2">Vélo</text:p>
          </table:table-cell>
          <table:table-cell table:style-name="Tableau5.A1" office:value-type="string">
            <text:p text:style-name="P2">A pied</text:p>
          </table:table-cell>
          <table:table-cell table:style-name="Tableau5.G1" office:value-type="string">
            <text:p text:style-name="P2"><text:span text:style-name="tfMasqué">Total</text:span></text:p>
          </table:table-cell>
        </table:table-row>
        <table:table-row>
          <table:table-cell table:style-name="Tableau5.A2" office:value-type="string">
            <text:p text:style-name="Standard">Effectif</text:p>
          </table:table-cell>
          <table:table-cell table:style-name="Tableau5.A2" office:value-type="string">
            <text:p text:style-name="P2">5</text:p>
          </table:table-cell>
          <table:table-cell table:style-name="Tableau5.A2" office:value-type="string">
            <text:p text:style-name="P2">1</text:p>
          </table:table-cell>
          <table:table-cell table:style-name="Tableau5.A2" office:value-type="string">
            <text:p text:style-name="P2">4</text:p>
          </table:table-cell>
          <table:table-cell table:style-name="Tableau5.A2" office:value-type="string">
            <text:p text:style-name="P2">14</text:p>
          </table:table-cell>
          <table:table-cell table:style-name="Tableau5.A2" office:value-type="string">
            <text:p text:style-name="P2">6</text:p>
          </table:table-cell>
          <table:table-cell table:style-name="Tableau5.G2" office:value-type="string">
            <text:p text:style-name="P2"><text:span text:style-name="tfMasqué">30</text:span></text:p>
          </table:table-cell>
        </table:table-row>
        <table:table-row>
          <table:table-cell table:style-name="Tableau5.A2" office:value-type="string">
            <text:p text:style-name="Standard">Angle</text:p>
          </table:table-cell>
          <table:table-cell table:style-name="Tableau5.A2" office:value-type="string">
            <text:p text:style-name="P2"><text:span text:style-name="tfMasqué">60</text:span></text:p>
          </table:table-cell>
          <table:table-cell table:style-name="Tableau5.A2" office:value-type="string">
            <text:p text:style-name="P2"><text:span text:style-name="tfMasqué">12</text:span></text:p>
          </table:table-cell>
          <table:table-cell table:style-name="Tableau5.A2" office:value-type="string">
            <text:p text:style-name="P2"><text:span text:style-name="tfMasqué">48</text:span></text:p>
          </table:table-cell>
          <table:table-cell table:style-name="Tableau5.A2" office:value-type="string">
            <text:p text:style-name="P2"><text:span text:style-name="tfMasqué">168</text:span></text:p>
          </table:table-cell>
          <table:table-cell table:style-name="Tableau5.A2" office:value-type="string">
            <text:p text:style-name="P2"><text:span text:style-name="tfMasqué">72</text:span></text:p>
          </table:table-cell>
          <table:table-cell table:style-name="Tableau5.G2" office:value-type="string">
            <text:p text:style-name="P2"><text:span text:style-name="tfMasqué">360</text:span></text:p>
          </table:table-cell>
        </table:table-row>
      </table:table>
      <text:list xml:id="list121524374222885" text:continue-numbering="true" text:style-name="tfPuce">
        <text:list-item>
          <text:p text:style-name="P8">Ce type de diagramme permet notamment <text:span text:style-name="T1">de comparer chaque effectif par rapport à l'effectif total</text:span> : ici on voit très bien que près de la moitié de la classe vient en vélo.</text:p>
        </text:list-item>
      </text:list>
      <text:p text:style-name="Standard"/>
      <text:p text:style-name="Standard"><draw:frame text:anchor-type="paragraph" draw:z-index="1" draw:style-name="gr2" draw:text-style-name="P13" svg:width="4.132cm" svg:height="1.638cm" svg:x="14.868cm" svg:y="0.799cm"><draw:text-box><text:p><text:span text:style-name="T5">p149: 30, 31</text:span></text:p><text:p><text:span text:style-name="T5">p154: 60</text:span></text:p></draw:text-box></draw:frame></text:p>
      <text:list xml:id="list121523411088453" text:continue-list="list121523906266128" text:style-name="tfNum_20_1_29_">
        <text:list-item>
          <text:p text:style-name="P9">Cas des données numériques <text:span text:style-name="T1">non</text:span> regroupées en classes :</text:p>
        </text:list-item>
      </text:list>
      <text:p text:style-name="P1"><text:span text:style-name="T2">Ex :</text:span> Les notes obtenues à la dernière interrogation.</text:p>
      <text:p text:style-name="P1"/>
      <table:table table:name="Tableau12" table:style-name="Tableau12">
        <table:table-column table:style-name="Tableau12.A"/>
        <table:table-column table:style-name="Tableau12.B" table:number-columns-repeated="12"/>
        <table:table-column table:style-name="Tableau12.N"/>
        <table:table-row>
          <table:table-cell table:style-name="Tableau12.A1" office:value-type="string">
            <text:p text:style-name="Table_20_Contents">Note (/20)</text:p>
          </table:table-cell>
          <table:table-cell table:style-name="Tableau12.A1" office:value-type="string">
            <text:p text:style-name="P6">2</text:p>
          </table:table-cell>
          <table:table-cell table:style-name="Tableau12.A1" office:value-type="string">
            <text:p text:style-name="P6">4</text:p>
          </table:table-cell>
          <table:table-cell table:style-name="Tableau12.A1" office:value-type="string">
            <text:p text:style-name="P6">7</text:p>
          </table:table-cell>
          <table:table-cell table:style-name="Tableau12.A1" office:value-type="string">
            <text:p text:style-name="P6">8</text:p>
          </table:table-cell>
          <table:table-cell table:style-name="Tableau12.A1" office:value-type="string">
            <text:p text:style-name="P6">9</text:p>
          </table:table-cell>
          <table:table-cell table:style-name="Tableau12.A1" office:value-type="string">
            <text:p text:style-name="P6">10</text:p>
          </table:table-cell>
          <table:table-cell table:style-name="Tableau12.A1" office:value-type="string">
            <text:p text:style-name="P6">11</text:p>
          </table:table-cell>
          <table:table-cell table:style-name="Tableau12.A1" office:value-type="string">
            <text:p text:style-name="P6">12</text:p>
          </table:table-cell>
          <table:table-cell table:style-name="Tableau12.A1" office:value-type="string">
            <text:p text:style-name="P6">13</text:p>
          </table:table-cell>
          <table:table-cell table:style-name="Tableau12.A1" office:value-type="string">
            <text:p text:style-name="P6">14</text:p>
          </table:table-cell>
          <table:table-cell table:style-name="Tableau12.A1" office:value-type="string">
            <text:p text:style-name="P6">15</text:p>
          </table:table-cell>
          <table:table-cell table:style-name="Tableau12.A1" office:value-type="string">
            <text:p text:style-name="P6">17</text:p>
          </table:table-cell>
          <table:table-cell table:style-name="Tableau12.N1" office:value-type="string">
            <text:p text:style-name="P6">18</text:p>
          </table:table-cell>
        </table:table-row>
        <table:table-row>
          <table:table-cell table:style-name="Tableau12.A2" office:value-type="string">
            <text:p text:style-name="Table_20_Contents">Effectif</text:p>
          </table:table-cell>
          <table:table-cell table:style-name="Tableau12.A2" office:value-type="string">
            <text:p text:style-name="P6">1</text:p>
          </table:table-cell>
          <table:table-cell table:style-name="Tableau12.A2" office:value-type="string">
            <text:p text:style-name="P6">1</text:p>
          </table:table-cell>
          <table:table-cell table:style-name="Tableau12.A2" office:value-type="string">
            <text:p text:style-name="P6">2</text:p>
          </table:table-cell>
          <table:table-cell table:style-name="Tableau12.A2" office:value-type="string">
            <text:p text:style-name="P6">1</text:p>
          </table:table-cell>
          <table:table-cell table:style-name="Tableau12.A2" office:value-type="string">
            <text:p text:style-name="P6">3</text:p>
          </table:table-cell>
          <table:table-cell table:style-name="Tableau12.A2" office:value-type="string">
            <text:p text:style-name="P6">4</text:p>
          </table:table-cell>
          <table:table-cell table:style-name="Tableau12.A2" office:value-type="string">
            <text:p text:style-name="P6">1</text:p>
          </table:table-cell>
          <table:table-cell table:style-name="Tableau12.A2" office:value-type="string">
            <text:p text:style-name="P6">4</text:p>
          </table:table-cell>
          <table:table-cell table:style-name="Tableau12.A2" office:value-type="string">
            <text:p text:style-name="P6">6</text:p>
          </table:table-cell>
          <table:table-cell table:style-name="Tableau12.A2" office:value-type="string">
            <text:p text:style-name="P6">3</text:p>
          </table:table-cell>
          <table:table-cell table:style-name="Tableau12.A2" office:value-type="string">
            <text:p text:style-name="P6">2</text:p>
          </table:table-cell>
          <table:table-cell table:style-name="Tableau12.A2" office:value-type="string">
            <text:p text:style-name="P6">2</text:p>
          </table:table-cell>
          <table:table-cell table:style-name="Tableau12.N2" office:value-type="string">
            <text:p text:style-name="P6">1</text:p>
          </table:table-cell>
        </table:table-row>
      </table:table>
      <text:p text:style-name="P1"/>
      <text:p text:style-name="P1"/>
      <text:list xml:id="list121523514919455" text:continue-list="list121524215903859" text:style-name="tfNum_20_a_29_">
        <text:list-item>
          <text:p text:style-name="tfTitre_20_a_29_">Diagramme en « bâtons »</text:p>
        </text:list-item>
      </text:list>
      <text:p text:style-name="P2"><draw:g text:anchor-type="as-char" draw:z-index="3" draw:style-name="gr4"><draw:line draw:style-name="gr5" draw:text-style-name="P14" svg:x1="0.627cm" svg:y1="5.008cm" svg:x2="9.761cm" svg:y2="5.008cm"><text:p/></draw:line><draw:line draw:style-name="gr5" draw:text-style-name="P14" svg:x1="0.627cm" svg:y1="4.149cm" svg:x2="9.761cm" svg:y2="4.149cm"><text:p/></draw:line><draw:line draw:style-name="gr5" draw:text-style-name="P14" svg:x1="0.627cm" svg:y1="3.295cm" svg:x2="9.761cm" svg:y2="3.295cm"><text:p/></draw:line><draw:line draw:style-name="gr5" draw:text-style-name="P14" svg:x1="0.627cm" svg:y1="2.435cm" svg:x2="9.761cm" svg:y2="2.435cm"><text:p/></draw:line><draw:line draw:style-name="gr5" draw:text-style-name="P14" svg:x1="0.627cm" svg:y1="1.577cm" svg:x2="9.761cm" svg:y2="1.577cm"><text:p/></draw:line><draw:line draw:style-name="gr5" draw:text-style-name="P14" svg:x1="0.627cm" svg:y1="0.72cm" svg:x2="9.761cm" svg:y2="0.72cm"><text:p/></draw:line><draw:polygon draw:style-name="gr6" draw:text-style-name="P14" svg:width="9.133cm" svg:height="0cm" svg:x="0.627cm" svg:y="5.867cm" svg:viewBox="0 0 9134 0" draw:points="9134,0 0,0"><text:p/></draw:polygon><draw:frame draw:style-name="gr7" draw:text-style-name="P16" svg:width="0.828cm" svg:height="0.821cm" svg:x="0.025cm" svg:y="5.831cm"><draw:text-box><text:p text:style-name="P15"><text:span text:style-name="T7">0</text:span></text:p></draw:text-box></draw:frame><draw:line draw:style-name="gr8" draw:text-style-name="P14" svg:x1="0.709cm" svg:y1="5.947cm" svg:x2="0.709cm" svg:y2="5.867cm"><text:p/></draw:line><draw:line draw:style-name="gr8" draw:text-style-name="P14" svg:x1="1.15cm" svg:y1="5.947cm" svg:x2="1.15cm" svg:y2="5.867cm"><text:p/></draw:line><draw:line draw:style-name="gr8" draw:text-style-name="P14" svg:x1="1.592cm" svg:y1="5.947cm" svg:x2="1.592cm" svg:y2="5.867cm"><text:p/></draw:line><draw:line draw:style-name="gr8" draw:text-style-name="P14" svg:x1="2.032cm" svg:y1="5.947cm" svg:x2="2.032cm" svg:y2="5.867cm"><text:p/></draw:line><draw:line draw:style-name="gr8" draw:text-style-name="P14" svg:x1="2.474cm" svg:y1="5.947cm" svg:x2="2.474cm" svg:y2="5.867cm"><text:p/></draw:line><draw:frame draw:style-name="gr9" draw:text-style-name="P16" svg:width="0.83cm" svg:height="0.821cm" svg:x="2.524cm" svg:y="5.831cm"><draw:text-box><text:p text:style-name="P15"><text:span text:style-name="T7">5</text:span></text:p></draw:text-box></draw:frame><draw:line draw:style-name="gr8" draw:text-style-name="P14" svg:x1="2.918cm" svg:y1="5.947cm" svg:x2="2.918cm" svg:y2="5.867cm"><text:p/></draw:line><draw:line draw:style-name="gr8" draw:text-style-name="P14" svg:x1="3.358cm" svg:y1="5.947cm" svg:x2="3.358cm" svg:y2="5.867cm"><text:p/></draw:line><draw:line draw:style-name="gr8" draw:text-style-name="P14" svg:x1="3.8cm" svg:y1="5.947cm" svg:x2="3.8cm" svg:y2="5.867cm"><text:p/></draw:line><draw:line draw:style-name="gr8" draw:text-style-name="P14" svg:x1="4.241cm" svg:y1="5.947cm" svg:x2="4.241cm" svg:y2="5.867cm"><text:p/></draw:line><draw:line draw:style-name="gr8" draw:text-style-name="P14" svg:x1="4.683cm" svg:y1="5.947cm" svg:x2="4.683cm" svg:y2="5.867cm"><text:p/></draw:line><draw:frame draw:style-name="gr10" draw:text-style-name="P16" svg:width="1.054cm" svg:height="0.821cm" svg:x="4.563cm" svg:y="5.831cm"><draw:text-box><text:p text:style-name="P15"><text:span text:style-name="T7">10</text:span></text:p></draw:text-box></draw:frame><draw:line draw:style-name="gr8" draw:text-style-name="P14" svg:x1="5.125cm" svg:y1="5.947cm" svg:x2="5.125cm" svg:y2="5.867cm"><text:p/></draw:line><draw:line draw:style-name="gr8" draw:text-style-name="P14" svg:x1="5.567cm" svg:y1="5.947cm" svg:x2="5.567cm" svg:y2="5.867cm"><text:p/></draw:line><draw:line draw:style-name="gr8" draw:text-style-name="P14" svg:x1="6.008cm" svg:y1="5.947cm" svg:x2="6.008cm" svg:y2="5.867cm"><text:p/></draw:line><draw:line draw:style-name="gr8" draw:text-style-name="P14" svg:x1="6.45cm" svg:y1="5.947cm" svg:x2="6.45cm" svg:y2="5.867cm"><text:p/></draw:line><draw:line draw:style-name="gr8" draw:text-style-name="P14" svg:x1="6.89cm" svg:y1="5.947cm" svg:x2="6.89cm" svg:y2="5.867cm"><text:p/></draw:line><draw:frame draw:style-name="gr10" draw:text-style-name="P16" svg:width="1.054cm" svg:height="0.821cm" svg:x="6.789cm" svg:y="5.831cm"><draw:text-box><text:p text:style-name="P15"><text:span text:style-name="T7">15</text:span></text:p></draw:text-box></draw:frame><draw:line draw:style-name="gr8" draw:text-style-name="P14" svg:x1="7.334cm" svg:y1="5.947cm" svg:x2="7.334cm" svg:y2="5.867cm"><text:p/></draw:line><draw:line draw:style-name="gr8" draw:text-style-name="P14" svg:x1="7.776cm" svg:y1="5.947cm" svg:x2="7.776cm" svg:y2="5.867cm"><text:p/></draw:line><draw:line draw:style-name="gr8" draw:text-style-name="P14" svg:x1="8.216cm" svg:y1="5.947cm" svg:x2="8.216cm" svg:y2="5.867cm"><text:p/></draw:line><draw:line draw:style-name="gr8" draw:text-style-name="P14" svg:x1="8.658cm" svg:y1="5.947cm" svg:x2="8.658cm" svg:y2="5.867cm"><text:p/></draw:line><draw:line draw:style-name="gr8" draw:text-style-name="P14" svg:x1="9.099cm" svg:y1="5.947cm" svg:x2="9.099cm" svg:y2="5.867cm"><text:p/></draw:line><draw:frame draw:style-name="gr10" draw:text-style-name="P16" svg:width="1.054cm" svg:height="0.821cm" svg:x="9.01cm" svg:y="5.831cm"><draw:text-box><text:p text:style-name="P15"><text:span text:style-name="T7">20</text:span></text:p></draw:text-box></draw:frame><draw:polygon draw:style-name="gr11" draw:text-style-name="P17" svg:width="0.062cm" svg:height="0cm" svg:x="0.897cm" svg:y="5.867cm" svg:viewBox="0 0 63 0" draw:points="0,0 63,0 63,0"><text:p/></draw:polygon><draw:polygon draw:style-name="gr11" draw:text-style-name="P17" svg:width="0.062cm" svg:height="0.857cm" svg:x="1.559cm" svg:y="5.008cm" svg:viewBox="0 0 63 858" draw:points="0,0 63,0 63,858 0,858"><text:p/></draw:polygon><draw:polygon draw:style-name="gr12" draw:text-style-name="P18" svg:width="0.049cm" svg:height="0.859cm" svg:x="1.559cm" svg:y="5.008cm" svg:viewBox="0 0 50 860" draw:points="25,860 0,860 0,0 50,0 50,860"><text:p/></draw:polygon><draw:polygon draw:style-name="gr11" draw:text-style-name="P17" svg:width="0.062cm" svg:height="0cm" svg:x="1.78cm" svg:y="5.867cm" svg:viewBox="0 0 63 0" draw:points="0,0 63,0 63,0"><text:p/></draw:polygon><draw:polygon draw:style-name="gr8" draw:text-style-name="P14" svg:width="0.062cm" svg:height="0cm" svg:x="1.78cm" svg:y="5.867cm" svg:viewBox="0 0 63 0" draw:points="32,0 0,0 0,0 63,0 63,0"><text:p/></draw:polygon><draw:polygon draw:style-name="gr11" draw:text-style-name="P17" svg:width="0.062cm" svg:height="0.857cm" svg:x="2.441cm" svg:y="5.008cm" svg:viewBox="0 0 63 858" draw:points="0,0 63,0 63,858 0,858"><text:p/></draw:polygon><draw:polygon draw:style-name="gr12" draw:text-style-name="P18" svg:width="0.049cm" svg:height="0.859cm" svg:x="2.441cm" svg:y="5.008cm" svg:viewBox="0 0 50 860" draw:points="25,860 0,860 0,0 50,0 50,860"><text:p/></draw:polygon><draw:polygon draw:style-name="gr11" draw:text-style-name="P17" svg:width="0.062cm" svg:height="0cm" svg:x="2.662cm" svg:y="5.867cm" svg:viewBox="0 0 63 0" draw:points="0,0 63,0 63,0"><text:p/></draw:polygon><draw:polygon draw:style-name="gr8" draw:text-style-name="P14" svg:width="0.062cm" svg:height="0cm" svg:x="2.662cm" svg:y="5.867cm" svg:viewBox="0 0 63 0" draw:points="32,0 0,0 0,0 63,0 63,0"><text:p/></draw:polygon><draw:polygon draw:style-name="gr11" draw:text-style-name="P17" svg:width="0.062cm" svg:height="0cm" svg:x="3.104cm" svg:y="5.867cm" svg:viewBox="0 0 63 0" draw:points="0,0 63,0 63,0"><text:p/></draw:polygon><draw:polygon draw:style-name="gr8" draw:text-style-name="P14" svg:width="0.062cm" svg:height="0cm" svg:x="3.104cm" svg:y="5.867cm" svg:viewBox="0 0 63 0" draw:points="32,0 0,0 0,0 63,0 63,0"><text:p/></draw:polygon><draw:polygon draw:style-name="gr11" draw:text-style-name="P17" svg:width="0.062cm" svg:height="1.716cm" svg:x="3.765cm" svg:y="4.149cm" svg:viewBox="0 0 63 1717" draw:points="0,0 63,0 63,1717 0,1717"><text:p/></draw:polygon><draw:polygon draw:style-name="gr12" draw:text-style-name="P18" svg:width="0.049cm" svg:height="1.719cm" svg:x="3.765cm" svg:y="4.149cm" svg:viewBox="0 0 50 1720" draw:points="25,1720 0,1720 0,0 50,0 50,1720"><text:p/></draw:polygon><draw:polygon draw:style-name="gr11" draw:text-style-name="P17" svg:width="0.062cm" svg:height="0.857cm" svg:x="4.207cm" svg:y="5.008cm" svg:viewBox="0 0 63 858" draw:points="0,0 63,0 63,858 0,858"><text:p/></draw:polygon><draw:polygon draw:style-name="gr12" draw:text-style-name="P18" svg:width="0.049cm" svg:height="0.859cm" svg:x="4.207cm" svg:y="5.008cm" svg:viewBox="0 0 50 860" draw:points="25,860 0,860 0,0 50,0 50,860"><text:p/></draw:polygon><draw:polygon draw:style-name="gr11" draw:text-style-name="P17" svg:width="0.062cm" svg:height="2.574cm" svg:x="4.649cm" svg:y="3.295cm" svg:viewBox="0 0 63 2575" draw:points="0,0 63,0 63,2575 0,2575"><text:p/></draw:polygon><draw:polygon draw:style-name="gr12" draw:text-style-name="P18" svg:width="0.049cm" svg:height="2.579cm" svg:x="4.649cm" svg:y="3.295cm" svg:viewBox="0 0 50 2580" draw:points="25,2580 0,2580 0,0 50,0 50,2580"><text:p/></draw:polygon><draw:polygon draw:style-name="gr11" draw:text-style-name="P17" svg:width="0.062cm" svg:height="3.433cm" svg:x="5.089cm" svg:y="2.435cm" svg:viewBox="0 0 63 3434" draw:points="0,0 63,0 63,3434 0,3434"><text:p/></draw:polygon><draw:polygon draw:style-name="gr12" draw:text-style-name="P18" svg:width="0.049cm" svg:height="3.429cm" svg:x="5.089cm" svg:y="2.435cm" svg:viewBox="0 0 50 3430" draw:points="25,3430 0,3430 0,0 50,0 50,3430"><text:p/></draw:polygon><draw:polygon draw:style-name="gr11" draw:text-style-name="P17" svg:width="0.062cm" svg:height="0.857cm" svg:x="5.531cm" svg:y="5.008cm" svg:viewBox="0 0 63 858" draw:points="0,0 63,0 63,858 0,858"><text:p/></draw:polygon><draw:polygon draw:style-name="gr12" draw:text-style-name="P18" svg:width="0.049cm" svg:height="0.859cm" svg:x="5.531cm" svg:y="5.008cm" svg:viewBox="0 0 50 860" draw:points="25,860 0,860 0,0 50,0 50,860"><text:p/></draw:polygon><draw:polygon draw:style-name="gr11" draw:text-style-name="P17" svg:width="0.062cm" svg:height="3.433cm" svg:x="5.972cm" svg:y="2.435cm" svg:viewBox="0 0 63 3434" draw:points="0,0 63,0 63,3434 0,3434"><text:p/></draw:polygon><draw:polygon draw:style-name="gr12" draw:text-style-name="P18" svg:width="0.049cm" svg:height="3.429cm" svg:x="5.972cm" svg:y="2.435cm" svg:viewBox="0 0 50 3430" draw:points="25,3430 0,3430 0,0 50,0 50,3430"><text:p/></draw:polygon><draw:polygon draw:style-name="gr11" draw:text-style-name="P17" svg:width="0.062cm" svg:height="5.149cm" svg:x="6.414cm" svg:y="0.72cm" svg:viewBox="0 0 63 5150" draw:points="0,0 63,0 63,5150 0,5150"><text:p/></draw:polygon><draw:polygon draw:style-name="gr12" draw:text-style-name="P18" svg:width="0.049cm" svg:height="5.149cm" svg:x="6.414cm" svg:y="0.72cm" svg:viewBox="0 0 50 5150" draw:points="25,5150 0,5150 0,0 50,0 50,5150"><text:p/></draw:polygon><draw:polygon draw:style-name="gr11" draw:text-style-name="P17" svg:width="0.062cm" svg:height="2.574cm" svg:x="6.855cm" svg:y="3.295cm" svg:viewBox="0 0 63 2575" draw:points="0,0 63,0 63,2575 0,2575"><text:p/></draw:polygon><draw:polygon draw:style-name="gr12" draw:text-style-name="P18" svg:width="0.049cm" svg:height="2.579cm" svg:x="6.855cm" svg:y="3.295cm" svg:viewBox="0 0 50 2580" draw:points="25,2580 0,2580 0,0 50,0 50,2580"><text:p/></draw:polygon><draw:polygon draw:style-name="gr11" draw:text-style-name="P17" svg:width="0.062cm" svg:height="1.716cm" svg:x="7.297cm" svg:y="4.149cm" svg:viewBox="0 0 63 1717" draw:points="0,0 63,0 63,1717 0,1717"><text:p/></draw:polygon><draw:polygon draw:style-name="gr12" draw:text-style-name="P18" svg:width="0.049cm" svg:height="1.719cm" svg:x="7.297cm" svg:y="4.149cm" svg:viewBox="0 0 50 1720" draw:points="25,1720 0,1720 0,0 50,0 50,1720"><text:p/></draw:polygon><draw:polygon draw:style-name="gr11" draw:text-style-name="P17" svg:width="0.062cm" svg:height="0cm" svg:x="7.517cm" svg:y="5.867cm" svg:viewBox="0 0 63 0" draw:points="0,0 63,0 63,0"><text:p/></draw:polygon><draw:polygon draw:style-name="gr8" draw:text-style-name="P14" svg:width="0.062cm" svg:height="0cm" svg:x="7.517cm" svg:y="5.867cm" svg:viewBox="0 0 63 0" draw:points="32,0 0,0 0,0 63,0 63,0"><text:p/></draw:polygon><draw:polygon draw:style-name="gr11" draw:text-style-name="P17" svg:width="0.062cm" svg:height="1.716cm" svg:x="8.179cm" svg:y="4.149cm" svg:viewBox="0 0 63 1717" draw:points="0,0 63,0 63,1717 0,1717"><text:p/></draw:polygon><draw:polygon draw:style-name="gr12" draw:text-style-name="P18" svg:width="0.049cm" svg:height="1.719cm" svg:x="8.179cm" svg:y="4.149cm" svg:viewBox="0 0 50 1720" draw:points="25,1720 0,1720 0,0 50,0 50,1720"><text:p/></draw:polygon><draw:polygon draw:style-name="gr11" draw:text-style-name="P17" svg:width="0.062cm" svg:height="0.857cm" svg:x="8.621cm" svg:y="5.008cm" svg:viewBox="0 0 63 858" draw:points="0,0 63,0 63,858 0,858"><text:p/></draw:polygon><draw:polygon draw:style-name="gr12" draw:text-style-name="P18" svg:width="0.049cm" svg:height="0.859cm" svg:x="8.621cm" svg:y="5.008cm" svg:viewBox="0 0 50 860" draw:points="25,860 0,860 0,0 50,0 50,860"><text:p/></draw:polygon><draw:polygon draw:style-name="gr11" draw:text-style-name="P17" svg:width="0.062cm" svg:height="0cm" svg:x="8.842cm" svg:y="5.867cm" svg:viewBox="0 0 63 0" draw:points="0,0 63,0 63,0"><text:p/></draw:polygon><draw:polygon draw:style-name="gr8" draw:text-style-name="P14" svg:width="0.062cm" svg:height="0cm" svg:x="8.842cm" svg:y="5.867cm" svg:viewBox="0 0 63 0" draw:points="32,0 0,0 0,0 63,0 63,0"><text:p/></draw:polygon><draw:polygon draw:style-name="gr11" draw:text-style-name="P17" svg:width="0.062cm" svg:height="0cm" svg:x="9.284cm" svg:y="5.867cm" svg:viewBox="0 0 63 0" draw:points="0,0 63,0 63,0"><text:p/></draw:polygon><draw:polygon draw:style-name="gr8" draw:text-style-name="P14" svg:width="0.062cm" svg:height="0cm" svg:x="9.284cm" svg:y="5.867cm" svg:viewBox="0 0 63 0" draw:points="32,0 0,0 0,0 63,0 63,0"><text:p/></draw:polygon><draw:polygon draw:style-name="gr13" draw:text-style-name="P14" svg:width="0cm" svg:height="5.87cm" svg:x="0.706cm" svg:y="0cm" svg:viewBox="0 0 0 5871" draw:points="0,0 0,5871"><text:p/></draw:polygon><draw:frame draw:style-name="gr7" draw:text-style-name="P16" svg:width="0.828cm" svg:height="0.821cm" svg:x="0cm" svg:y="4.621cm"><draw:text-box><text:p text:style-name="P15"><text:span text:style-name="T7">1</text:span></text:p></draw:text-box></draw:frame><draw:frame draw:style-name="gr7" draw:text-style-name="P16" svg:width="0.828cm" svg:height="0.821cm" svg:x="0cm" svg:y="3.759cm"><draw:text-box><text:p text:style-name="P15"><text:span text:style-name="T7">2</text:span></text:p></draw:text-box></draw:frame><draw:frame draw:style-name="gr7" draw:text-style-name="P16" svg:width="0.828cm" svg:height="0.821cm" svg:x="0cm" svg:y="2.895cm"><draw:text-box><text:p text:style-name="P15"><text:span text:style-name="T7">3</text:span></text:p></draw:text-box></draw:frame><draw:frame draw:style-name="gr7" draw:text-style-name="P16" svg:width="0.828cm" svg:height="0.821cm" svg:x="0cm" svg:y="2.064cm"><draw:text-box><text:p text:style-name="P15"><text:span text:style-name="T7">4</text:span></text:p></draw:text-box></draw:frame><draw:frame draw:style-name="gr7" draw:text-style-name="P16" svg:width="0.828cm" svg:height="0.821cm" svg:x="0cm" svg:y="1.199cm"><draw:text-box><text:p text:style-name="P15"><text:span text:style-name="T7">5</text:span></text:p></draw:text-box></draw:frame><draw:frame draw:style-name="gr7" draw:text-style-name="P16" svg:width="0.828cm" svg:height="0.821cm" svg:x="0cm" svg:y="0.332cm"><draw:text-box><text:p text:style-name="P15"><text:span text:style-name="T7">6</text:span></text:p></draw:text-box></draw:frame><draw:line draw:style-name="gr8" draw:text-style-name="P14" svg:x1="0.709cm" svg:y1="5.947cm" svg:x2="0.709cm" svg:y2="5.867cm"><text:p/></draw:line><draw:line draw:style-name="gr8" draw:text-style-name="P14" svg:x1="0.709cm" svg:y1="5.947cm" svg:x2="0.709cm" svg:y2="5.867cm"><text:p/></draw:line><draw:line draw:style-name="gr8" draw:text-style-name="P14" svg:x1="0.709cm" svg:y1="5.947cm" svg:x2="0.709cm" svg:y2="5.867cm"><text:p/></draw:line><draw:line draw:style-name="gr8" draw:text-style-name="P14" svg:x1="9.538cm" svg:y1="5.947cm" svg:x2="9.538cm" svg:y2="5.867cm"><text:p/></draw:line></draw:g></text:p>
      <text:p text:style-name="Standard"/>
      <text:p text:style-name="P4">Particularité :</text:p>
      <text:list xml:id="list121523706842086" text:continue-list="list121524374222885" text:style-name="tfPuce">
        <text:list-item text:start-value="1">
          <text:p text:style-name="P7">L'axe des abscisses est gradué donc les rectangles sont remplacés par des bâtons très fins (ou des segments) situés aux bonnes abscisses</text:p>
        </text:list-item>
      </text:list>
      <text:p text:style-name="Standard"/>
      <text:p text:style-name="Standard"/>
      <text:p text:style-name="Standard"/>
      <text:list xml:id="list121522758733891" text:continue-list="list121523411088453" text:style-name="tfNum_20_1_29_">
        <text:list-item>
          <text:p text:style-name="P9">Cas des données numériques regroupées en classes :</text:p>
        </text:list-item>
      </text:list>
      <text:p text:style-name="P1"><text:span text:style-name="T2">Ex :</text:span> Le temps mis par les élèves lors d'une course à pied.</text:p>
      <text:p text:style-name="P1"/>
      <table:table table:name="Tableau14" table:style-name="Tableau14">
        <table:table-column table:style-name="Tableau14.A"/>
        <table:table-column table:style-name="Tableau14.B" table:number-columns-repeated="4"/>
        <table:table-column table:style-name="Tableau14.F"/>
        <table:table-row>
          <table:table-cell table:style-name="Tableau14.A1" office:value-type="string">
            <text:p text:style-name="Table_20_Contents">Temps (min)</text:p>
          </table:table-cell>
          <table:table-cell table:style-name="Tableau14.A1" office:value-type="string">
            <text:p text:style-name="P6">20<text:span text:style-name="T3"></text:span>t&lt;30</text:p>
          </table:table-cell>
          <table:table-cell table:style-name="Tableau14.A1" office:value-type="string">
            <text:p text:style-name="P6">30<text:span text:style-name="T3"></text:span>t&lt;40</text:p>
          </table:table-cell>
          <table:table-cell table:style-name="Tableau14.A1" office:value-type="string">
            <text:p text:style-name="P6">40<text:span text:style-name="T3"></text:span>t&lt;50</text:p>
          </table:table-cell>
          <table:table-cell table:style-name="Tableau14.A1" office:value-type="string">
            <text:p text:style-name="P6">50<text:span text:style-name="T3"></text:span>t&lt;60</text:p>
          </table:table-cell>
          <table:table-cell table:style-name="Tableau14.F1" office:value-type="string">
            <text:p text:style-name="P6">60<text:span text:style-name="T3"></text:span>t&lt;70</text:p>
          </table:table-cell>
        </table:table-row>
        <table:table-row>
          <table:table-cell table:style-name="Tableau14.A2" office:value-type="string">
            <text:p text:style-name="Table_20_Contents">Effectif</text:p>
          </table:table-cell>
          <table:table-cell table:style-name="Tableau14.A2" office:value-type="string">
            <text:p text:style-name="P6">3</text:p>
          </table:table-cell>
          <table:table-cell table:style-name="Tableau14.A2" office:value-type="string">
            <text:p text:style-name="P6">11</text:p>
          </table:table-cell>
          <table:table-cell table:style-name="Tableau14.A2" office:value-type="string">
            <text:p text:style-name="P6">9</text:p>
          </table:table-cell>
          <table:table-cell table:style-name="Tableau14.A2" office:value-type="string">
            <text:p text:style-name="P6">5</text:p>
          </table:table-cell>
          <table:table-cell table:style-name="Tableau14.F2" office:value-type="string">
            <text:p text:style-name="P6">2</text:p>
          </table:table-cell>
        </table:table-row>
      </table:table>
      <text:p text:style-name="P1"/>
      <text:p text:style-name="P1"/>
      <text:list xml:id="list121522867809325" text:continue-list="list121523514919455" text:style-name="tfNum_20_a_29_">
        <text:list-item>
          <text:p text:style-name="tfTitre_20_a_29_">Histogramme</text:p>
        </text:list-item>
      </text:list>
      <text:p text:style-name="P2"><draw:g text:anchor-type="as-char" draw:z-index="6" draw:name="Forme1" draw:style-name="gr4"><draw:g draw:style-name="gr25"><draw:line draw:style-name="gr45" draw:text-style-name="P21" svg:x1="1.015cm" svg:y1="5.461cm" svg:x2="11.285cm" svg:y2="5.461cm"><text:p/></draw:line><draw:line draw:style-name="gr46" draw:text-style-name="P21" svg:x1="1.015cm" svg:y1="4.927cm" svg:x2="11.285cm" svg:y2="4.927cm"><text:p/></draw:line><draw:line draw:style-name="gr47" draw:text-style-name="P21" svg:x1="1.015cm" svg:y1="4.395cm" svg:x2="11.285cm" svg:y2="4.395cm"><text:p/></draw:line><draw:line draw:style-name="gr48" draw:text-style-name="P21" svg:x1="1.015cm" svg:y1="3.861cm" svg:x2="11.285cm" svg:y2="3.861cm"><text:p/></draw:line><draw:line draw:style-name="gr49" draw:text-style-name="P21" svg:x1="1.015cm" svg:y1="3.327cm" svg:x2="11.285cm" svg:y2="3.327cm"><text:p/></draw:line><draw:line draw:style-name="gr50" draw:text-style-name="P21" svg:x1="1.015cm" svg:y1="2.797cm" svg:x2="11.285cm" svg:y2="2.797cm"><text:p/></draw:line><draw:line draw:style-name="gr51" draw:text-style-name="P21" svg:x1="1.015cm" svg:y1="2.261cm" svg:x2="11.285cm" svg:y2="2.261cm"><text:p/></draw:line><draw:line draw:style-name="gr52" draw:text-style-name="P21" svg:x1="1.015cm" svg:y1="1.727cm" svg:x2="11.285cm" svg:y2="1.727cm"><text:p/></draw:line><draw:line draw:style-name="gr53" draw:text-style-name="P21" svg:x1="1.015cm" svg:y1="1.191cm" svg:x2="11.285cm" svg:y2="1.191cm"><text:p/></draw:line></draw:g><draw:frame draw:style-name="gr54" draw:text-style-name="P22" svg:width="0.989cm" svg:height="0.837cm" svg:x="0.171cm" svg:y="6.646cm"><draw:text-box><text:p text:style-name="P15"><text:span text:style-name="T10">0</text:span></text:p></draw:text-box></draw:frame><draw:frame draw:style-name="gr54" draw:text-style-name="P22" svg:width="0.989cm" svg:height="0.837cm" svg:x="0.171cm" svg:y="4.004cm"><draw:text-box><text:p text:style-name="P15"><text:span text:style-name="T10">5</text:span></text:p></draw:text-box></draw:frame><draw:frame draw:style-name="gr55" draw:text-style-name="P22" svg:width="1.146cm" svg:height="0.837cm" svg:x="0cm" svg:y="1.33cm"><draw:text-box><text:p text:style-name="P15"><text:span text:style-name="T10">10</text:span></text:p></draw:text-box></draw:frame><draw:line draw:style-name="gr20" draw:text-style-name="P21" svg:x1="1.015cm" svg:y1="6.531cm" svg:x2="11.285cm" svg:y2="6.531cm"><text:p/></draw:line><draw:line draw:style-name="gr20" draw:text-style-name="P21" svg:x1="1.015cm" svg:y1="5.994cm" svg:x2="11.285cm" svg:y2="5.994cm"><text:p/></draw:line><draw:polygon draw:style-name="gr56" draw:text-style-name="P23" svg:width="2.052cm" svg:height="1.598cm" svg:x="1.015cm" svg:y="5.461cm" svg:viewBox="0 0 2053 1599" draw:points="0,0 2053,0 2053,1599 0,1599"><text:p/></draw:polygon><draw:polygon draw:style-name="gr57" draw:text-style-name="P23" svg:width="2.052cm" svg:height="1.598cm" svg:x="1.015cm" svg:y="5.461cm" svg:viewBox="0 0 2053 1599" draw:points="1026,1599 0,1599 0,0 2053,0 2053,1599"><text:p/></draw:polygon><draw:polygon draw:style-name="gr56" draw:text-style-name="P23" svg:width="2.052cm" svg:height="5.864cm" svg:x="3.07cm" svg:y="1.191cm" svg:viewBox="0 0 2053 5865" draw:points="0,0 2053,0 2053,5865 0,5865"><text:p/></draw:polygon><draw:polygon draw:style-name="gr57" draw:text-style-name="P23" svg:width="2.052cm" svg:height="5.864cm" svg:x="3.07cm" svg:y="1.191cm" svg:viewBox="0 0 2053 5865" draw:points="1026,5865 0,5865 0,0 2053,0 2053,5865"><text:p/></draw:polygon><draw:polygon draw:style-name="gr56" draw:text-style-name="P23" svg:width="2.052cm" svg:height="4.799cm" svg:x="5.123cm" svg:y="2.261cm" svg:viewBox="0 0 2053 4800" draw:points="0,0 2053,0 2053,4800 0,4800"><text:p/></draw:polygon><draw:polygon draw:style-name="gr57" draw:text-style-name="P23" svg:width="2.052cm" svg:height="4.799cm" svg:x="5.123cm" svg:y="2.261cm" svg:viewBox="0 0 2053 4800" draw:points="1026,4800 0,4800 0,0 2053,0 2053,4800"><text:p/></draw:polygon><draw:polygon draw:style-name="gr56" draw:text-style-name="P23" svg:width="2.052cm" svg:height="2.665cm" svg:x="7.176cm" svg:y="4.395cm" svg:viewBox="0 0 2053 2666" draw:points="0,0 2053,0 2053,2666 0,2666"><text:p/></draw:polygon><draw:polygon draw:style-name="gr57" draw:text-style-name="P23" svg:width="2.052cm" svg:height="2.665cm" svg:x="7.176cm" svg:y="4.395cm" svg:viewBox="0 0 2053 2666" draw:points="1026,2666 0,2666 0,0 2053,0 2053,2666"><text:p/></draw:polygon><draw:polygon draw:style-name="gr58" draw:text-style-name="P21" svg:width="0cm" svg:height="6.195cm" svg:x="1.018cm" svg:y="0.867cm" svg:viewBox="0 0 0 6196" draw:points="0,0 0,6196"><text:p/></draw:polygon><draw:frame draw:style-name="gr59" draw:text-style-name="P25" svg:width="1.144cm" svg:height="0.837cm" svg:x="0.496cm" svg:y="7.13cm"><draw:text-box><text:p text:style-name="P24"><text:span text:style-name="T10">20</text:span></text:p></draw:text-box></draw:frame><draw:frame draw:style-name="gr55" draw:text-style-name="P25" svg:width="1.146cm" svg:height="0.837cm" svg:x="2.549cm" svg:y="7.13cm"><draw:text-box><text:p text:style-name="P24"><text:span text:style-name="T10">30</text:span></text:p></draw:text-box></draw:frame><draw:frame draw:style-name="gr59" draw:text-style-name="P25" svg:width="1.144cm" svg:height="0.837cm" svg:x="4.606cm" svg:y="7.13cm"><draw:text-box><text:p text:style-name="P24"><text:span text:style-name="T10">40</text:span></text:p></draw:text-box></draw:frame><draw:frame draw:style-name="gr55" draw:text-style-name="P25" svg:width="1.146cm" svg:height="0.837cm" svg:x="6.662cm" svg:y="7.13cm"><draw:text-box><text:p text:style-name="P24"><text:span text:style-name="T10">50</text:span></text:p></draw:text-box></draw:frame><draw:frame draw:style-name="gr59" draw:text-style-name="P25" svg:width="1.144cm" svg:height="0.837cm" svg:x="8.717cm" svg:y="7.13cm"><draw:text-box><text:p text:style-name="P24"><text:span text:style-name="T10">60</text:span></text:p></draw:text-box></draw:frame><draw:frame draw:style-name="gr55" draw:text-style-name="P25" svg:width="1.146cm" svg:height="0.837cm" svg:x="10.77cm" svg:y="7.13cm"><draw:text-box><text:p text:style-name="P24"><text:span text:style-name="T10">70</text:span></text:p></draw:text-box></draw:frame><draw:polygon draw:style-name="gr56" draw:text-style-name="P23" svg:width="2.052cm" svg:height="1.065cm" svg:x="9.229cm" svg:y="5.994cm" svg:viewBox="0 0 2053 1066" draw:points="0,0 2053,0 2053,1066 0,1066"><text:p/></draw:polygon><draw:polygon draw:style-name="gr57" draw:text-style-name="P23" svg:width="2.052cm" svg:height="1.065cm" svg:x="9.229cm" svg:y="5.994cm" svg:viewBox="0 0 2053 1066" draw:points="1026,1066 0,1066 0,0 2053,0 2053,1066"><text:p/></draw:polygon><draw:frame draw:style-name="gr60" draw:text-style-name="P26" svg:width="1.904cm" svg:height="0.685cm" svg:x="0.086cm" svg:y="0cm"><draw:text-box><text:p text:style-name="P15"><text:span text:style-name="T11">Effectifs</text:span></text:p></draw:text-box></draw:frame><draw:frame draw:style-name="gr61" draw:text-style-name="P26" svg:width="1.639cm" svg:height="1.267cm" svg:x="11.942cm" svg:y="6.502cm"><draw:text-box><text:p text:style-name="P15"><text:span text:style-name="T11">Temps</text:span></text:p><text:p text:style-name="P24"><text:span text:style-name="T11">(min)</text:span></text:p></draw:text-box></draw:frame><draw:polygon draw:style-name="gr62" draw:text-style-name="P21" svg:width="10.614cm" svg:height="0cm" svg:x="1.016cm" svg:y="7.061cm" svg:viewBox="0 0 10615 0" draw:points="10615,0 0,0"><text:p/></draw:polygon></draw:g></text:p>
      <text:p text:style-name="P4">Particularités :</text:p>
      <text:list xml:id="list121523302069246" text:continue-list="list121523706842086" text:style-name="tfPuce">
        <text:list-item text:start-value="1">
          <text:p text:style-name="P7">L'axe des abscisses est gradué donc la largeur des rectangles correspond à l'amplitude des classes</text:p>
        </text:list-item>
        <text:list-item>
          <text:p text:style-name="P7"><text:span text:style-name="T1">Si les classes ont toutes la même amplitude</text:span>, la hauteur des rectangles est proportionnelle à l'effectif</text:p>
        </text:list-item>
      </text:list>
      <text:p text:style-name="Standard"/>
      <text:p text:style-name="Standard"><draw:frame text:anchor-type="paragraph" draw:z-index="2" draw:style-name="gr3" draw:text-style-name="P13" svg:width="3.416cm" svg:height="3.654cm" svg:x="15.584cm" svg:y="0.314cm"><draw:text-box><text:p><text:span text:style-name="T5">p153: </text:span><text:span text:style-name="T6">54</text:span></text:p><text:p><text:span text:style-name="T6">p154: 59</text:span></text:p><text:p><text:span text:style-name="T6"/></text:p><text:p><text:span text:style-name="T6">Scratch</text:span></text:p><text:p><text:span text:style-name="T6">p159: 3</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pitch="variable" style:font-charset="x-symbol"/>
    <style:font-face style:name="Mangal1" svg:font-family="Mangal"/>
    <style:font-face style:name="OpenSymbol" svg:font-family="OpenSymbol"/>
    <style:font-face style:name="Times New Roman2" svg:font-family="'Times New Roman'" style:font-adornments="Normal" style:font-family-generic="roman"/>
    <style:font-face style:name="Arial2"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09cm" draw:dots2="1" draw:dots2-length="0.009cm" draw:distance="0.009cm"/>
    <draw:stroke-dash draw:name="Dashed_20__28_var_29__20_10" draw:display-name="Dashed (var) 10" draw:style="rect" draw:dots1="1" draw:dots1-length="0.016cm" draw:dots2="1" draw:dots2-length="0.016cm" draw:distance="0.016cm"/>
    <draw:stroke-dash draw:name="Dashed_20__28_var_29__20_11" draw:display-name="Dashed (var) 11" draw:style="rect" draw:dots1="1" draw:dots1-length="0.016cm" draw:dots2="1" draw:dots2-length="0.016cm" draw:distance="0.016cm"/>
    <draw:stroke-dash draw:name="Dashed_20__28_var_29__20_12" draw:display-name="Dashed (var) 12" draw:style="rect" draw:dots1="1" draw:dots1-length="0.016cm" draw:dots2="1" draw:dots2-length="0.016cm" draw:distance="0.016cm"/>
    <draw:stroke-dash draw:name="Dashed_20__28_var_29__20_13" draw:display-name="Dashed (var) 13" draw:style="rect" draw:dots1="1" draw:dots1-length="0.016cm" draw:dots2="1" draw:dots2-length="0.016cm" draw:distance="0.016cm"/>
    <draw:stroke-dash draw:name="Dashed_20__28_var_29__20_14" draw:display-name="Dashed (var) 14" draw:style="rect" draw:dots1="1" draw:dots1-length="0.016cm" draw:dots2="1" draw:dots2-length="0.016cm" draw:distance="0.016cm"/>
    <draw:stroke-dash draw:name="Dashed_20__28_var_29__20_15" draw:display-name="Dashed (var) 15" draw:style="rect" draw:dots1="1" draw:dots1-length="0.016cm" draw:dots2="1" draw:dots2-length="0.016cm" draw:distance="0.016cm"/>
    <draw:stroke-dash draw:name="Dashed_20__28_var_29__20_16" draw:display-name="Dashed (var) 16" draw:style="rect" draw:dots1="1" draw:dots1-length="0.016cm" draw:dots2="1" draw:dots2-length="0.016cm" draw:distance="0.016cm"/>
    <draw:stroke-dash draw:name="Dashed_20__28_var_29__20_17" draw:display-name="Dashed (var) 17" draw:style="rect" draw:dots1="1" draw:dots1-length="0.009cm" draw:dots2="1" draw:dots2-length="0.009cm" draw:distance="0.009cm"/>
    <draw:stroke-dash draw:name="Dashed_20__28_var_29__20_18" draw:display-name="Dashed (var) 18" draw:style="rect" draw:dots1="1" draw:dots1-length="0.009cm" draw:dots2="1" draw:dots2-length="0.009cm" draw:distance="0.009cm"/>
    <draw:stroke-dash draw:name="Dashed_20__28_var_29__20_19" draw:display-name="Dashed (var) 19" draw:style="rect" draw:dots1="1" draw:dots1-length="0.009cm" draw:dots2="1" draw:dots2-length="0.009cm" draw:distance="0.009cm"/>
    <draw:stroke-dash draw:name="Dashed_20__28_var_29__20_2" draw:display-name="Dashed (var) 2" draw:style="rect" draw:dots1="1" draw:dots1-length="0.016cm" draw:dots2="1" draw:dots2-length="0.016cm" draw:distance="0.016cm"/>
    <draw:stroke-dash draw:name="Dashed_20__28_var_29__20_20" draw:display-name="Dashed (var) 20" draw:style="rect" draw:dots1="1" draw:dots1-length="0.009cm" draw:dots2="1" draw:dots2-length="0.009cm" draw:distance="0.009cm"/>
    <draw:stroke-dash draw:name="Dashed_20__28_var_29__20_21" draw:display-name="Dashed (var) 21" draw:style="rect" draw:dots1="1" draw:dots1-length="0.009cm" draw:dots2="1" draw:dots2-length="0.009cm" draw:distance="0.009cm"/>
    <draw:stroke-dash draw:name="Dashed_20__28_var_29__20_22" draw:display-name="Dashed (var) 22" draw:style="rect" draw:dots1="1" draw:dots1-length="0.009cm" draw:dots2="1" draw:dots2-length="0.009cm" draw:distance="0.009cm"/>
    <draw:stroke-dash draw:name="Dashed_20__28_var_29__20_23" draw:display-name="Dashed (var) 23" draw:style="rect" draw:dots1="1" draw:dots1-length="0.009cm" draw:dots2="1" draw:dots2-length="0.009cm" draw:distance="0.009cm"/>
    <draw:stroke-dash draw:name="Dashed_20__28_var_29__20_24" draw:display-name="Dashed (var) 24" draw:style="rect" draw:dots1="1" draw:dots1-length="0.009cm" draw:dots2="1" draw:dots2-length="0.009cm" draw:distance="0.009cm"/>
    <draw:stroke-dash draw:name="Dashed_20__28_var_29__20_25" draw:display-name="Dashed (var) 25" draw:style="rect" draw:dots1="1" draw:dots1-length="0.009cm" draw:dots2="1" draw:dots2-length="0.009cm" draw:distance="0.009cm"/>
    <draw:stroke-dash draw:name="Dashed_20__28_var_29__20_26" draw:display-name="Dashed (var) 26" draw:style="rect" draw:dots1="1" draw:dots1-length="0.009cm" draw:dots2="1" draw:dots2-length="0.009cm" draw:distance="0.009cm"/>
    <draw:stroke-dash draw:name="Dashed_20__28_var_29__20_27" draw:display-name="Dashed (var) 27" draw:style="rect" draw:dots1="1" draw:dots1-length="0.009cm" draw:dots2="1" draw:dots2-length="0.009cm" draw:distance="0.009cm"/>
    <draw:stroke-dash draw:name="Dashed_20__28_var_29__20_28" draw:display-name="Dashed (var) 28" draw:style="rect" draw:dots1="1" draw:dots1-length="0.009cm" draw:dots2="1" draw:dots2-length="0.009cm" draw:distance="0.009cm"/>
    <draw:stroke-dash draw:name="Dashed_20__28_var_29__20_29" draw:display-name="Dashed (var) 29" draw:style="rect" draw:dots1="1" draw:dots1-length="0.009cm" draw:dots2="1" draw:dots2-length="0.009cm" draw:distance="0.009cm"/>
    <draw:stroke-dash draw:name="Dashed_20__28_var_29__20_3" draw:display-name="Dashed (var) 3" draw:style="rect" draw:dots1="1" draw:dots1-length="0.016cm" draw:dots2="1" draw:dots2-length="0.016cm" draw:distance="0.016cm"/>
    <draw:stroke-dash draw:name="Dashed_20__28_var_29__20_30" draw:display-name="Dashed (var) 30" draw:style="rect" draw:dots1="1" draw:dots1-length="0.009cm" draw:dots2="1" draw:dots2-length="0.009cm" draw:distance="0.009cm"/>
    <draw:stroke-dash draw:name="Dashed_20__28_var_29__20_31" draw:display-name="Dashed (var) 31" draw:style="rect" draw:dots1="1" draw:dots1-length="0.009cm" draw:dots2="1" draw:dots2-length="0.009cm" draw:distance="0.009cm"/>
    <draw:stroke-dash draw:name="Dashed_20__28_var_29__20_32" draw:display-name="Dashed (var) 32" draw:style="rect" draw:dots1="1" draw:dots1-length="0.005cm" draw:dots2="1" draw:dots2-length="0.005cm" draw:distance="0.005cm"/>
    <draw:stroke-dash draw:name="Dashed_20__28_var_29__20_33" draw:display-name="Dashed (var) 33" draw:style="rect" draw:dots1="1" draw:dots1-length="0.005cm" draw:dots2="1" draw:dots2-length="0.005cm" draw:distance="0.005cm"/>
    <draw:stroke-dash draw:name="Dashed_20__28_var_29__20_34" draw:display-name="Dashed (var) 34" draw:style="rect" draw:dots1="1" draw:dots1-length="0.005cm" draw:dots2="1" draw:dots2-length="0.005cm" draw:distance="0.005cm"/>
    <draw:stroke-dash draw:name="Dashed_20__28_var_29__20_35" draw:display-name="Dashed (var) 35" draw:style="rect" draw:dots1="1" draw:dots1-length="0.005cm" draw:dots2="1" draw:dots2-length="0.005cm" draw:distance="0.005cm"/>
    <draw:stroke-dash draw:name="Dashed_20__28_var_29__20_36" draw:display-name="Dashed (var) 36" draw:style="rect" draw:dots1="1" draw:dots1-length="0.005cm" draw:dots2="1" draw:dots2-length="0.005cm" draw:distance="0.005cm"/>
    <draw:stroke-dash draw:name="Dashed_20__28_var_29__20_37" draw:display-name="Dashed (var) 37" draw:style="rect" draw:dots1="1" draw:dots1-length="0.005cm" draw:dots2="1" draw:dots2-length="0.005cm" draw:distance="0.005cm"/>
    <draw:stroke-dash draw:name="Dashed_20__28_var_29__20_38" draw:display-name="Dashed (var) 38" draw:style="rect" draw:dots1="1" draw:dots1-length="0.005cm" draw:dots2="1" draw:dots2-length="0.005cm" draw:distance="0.005cm"/>
    <draw:stroke-dash draw:name="Dashed_20__28_var_29__20_39" draw:display-name="Dashed (var) 39" draw:style="rect" draw:dots1="1" draw:dots1-length="0.005cm" draw:dots2="1" draw:dots2-length="0.005cm" draw:distance="0.005cm"/>
    <draw:stroke-dash draw:name="Dashed_20__28_var_29__20_4" draw:display-name="Dashed (var) 4" draw:style="rect" draw:dots1="1" draw:dots1-length="0.016cm" draw:dots2="1" draw:dots2-length="0.016cm" draw:distance="0.016cm"/>
    <draw:stroke-dash draw:name="Dashed_20__28_var_29__20_40" draw:display-name="Dashed (var) 40" draw:style="rect" draw:dots1="1" draw:dots1-length="0.005cm" draw:dots2="1" draw:dots2-length="0.005cm" draw:distance="0.005cm"/>
    <draw:stroke-dash draw:name="Dashed_20__28_var_29__20_41" draw:display-name="Dashed (var) 41" draw:style="rect" draw:dots1="1" draw:dots1-length="0.005cm" draw:dots2="1" draw:dots2-length="0.005cm" draw:distance="0.005cm"/>
    <draw:stroke-dash draw:name="Dashed_20__28_var_29__20_42" draw:display-name="Dashed (var) 42" draw:style="rect" draw:dots1="1" draw:dots1-length="0.005cm" draw:dots2="1" draw:dots2-length="0.005cm" draw:distance="0.005cm"/>
    <draw:stroke-dash draw:name="Dashed_20__28_var_29__20_43" draw:display-name="Dashed (var) 43" draw:style="rect" draw:dots1="1" draw:dots1-length="0.005cm" draw:dots2="1" draw:dots2-length="0.005cm" draw:distance="0.005cm"/>
    <draw:stroke-dash draw:name="Dashed_20__28_var_29__20_44" draw:display-name="Dashed (var) 44" draw:style="rect" draw:dots1="1" draw:dots1-length="0.005cm" draw:dots2="1" draw:dots2-length="0.005cm" draw:distance="0.005cm"/>
    <draw:stroke-dash draw:name="Dashed_20__28_var_29__20_45" draw:display-name="Dashed (var) 45" draw:style="rect" draw:dots1="1" draw:dots1-length="0.005cm" draw:dots2="1" draw:dots2-length="0.005cm" draw:distance="0.005cm"/>
    <draw:stroke-dash draw:name="Dashed_20__28_var_29__20_46" draw:display-name="Dashed (var) 46" draw:style="rect" draw:dots1="1" draw:dots1-length="0.005cm" draw:dots2="1" draw:dots2-length="0.005cm" draw:distance="0.005cm"/>
    <draw:stroke-dash draw:name="Dashed_20__28_var_29__20_47" draw:display-name="Dashed (var) 47" draw:style="rect" draw:dots1="1" draw:dots1-length="0.005cm" draw:dots2="1" draw:dots2-length="0.005cm" draw:distance="0.005cm"/>
    <draw:stroke-dash draw:name="Dashed_20__28_var_29__20_48" draw:display-name="Dashed (var) 48" draw:style="rect" draw:dots1="1" draw:dots1-length="0.016cm" draw:dots2="1" draw:dots2-length="0.016cm" draw:distance="0.016cm"/>
    <draw:stroke-dash draw:name="Dashed_20__28_var_29__20_49" draw:display-name="Dashed (var) 49" draw:style="rect" draw:dots1="1" draw:dots1-length="0.016cm" draw:dots2="1" draw:dots2-length="0.016cm" draw:distance="0.016cm"/>
    <draw:stroke-dash draw:name="Dashed_20__28_var_29__20_5" draw:display-name="Dashed (var) 5" draw:style="rect" draw:dots1="1" draw:dots1-length="0.016cm" draw:dots2="1" draw:dots2-length="0.016cm" draw:distance="0.016cm"/>
    <draw:stroke-dash draw:name="Dashed_20__28_var_29__20_50" draw:display-name="Dashed (var) 50" draw:style="rect" draw:dots1="1" draw:dots1-length="0.016cm" draw:dots2="1" draw:dots2-length="0.016cm" draw:distance="0.016cm"/>
    <draw:stroke-dash draw:name="Dashed_20__28_var_29__20_51" draw:display-name="Dashed (var) 51" draw:style="rect" draw:dots1="1" draw:dots1-length="0.016cm" draw:dots2="1" draw:dots2-length="0.016cm" draw:distance="0.016cm"/>
    <draw:stroke-dash draw:name="Dashed_20__28_var_29__20_52" draw:display-name="Dashed (var) 52" draw:style="rect" draw:dots1="1" draw:dots1-length="0.016cm" draw:dots2="1" draw:dots2-length="0.016cm" draw:distance="0.016cm"/>
    <draw:stroke-dash draw:name="Dashed_20__28_var_29__20_53" draw:display-name="Dashed (var) 53" draw:style="rect" draw:dots1="1" draw:dots1-length="0.016cm" draw:dots2="1" draw:dots2-length="0.016cm" draw:distance="0.016cm"/>
    <draw:stroke-dash draw:name="Dashed_20__28_var_29__20_54" draw:display-name="Dashed (var) 54" draw:style="rect" draw:dots1="1" draw:dots1-length="0.016cm" draw:dots2="1" draw:dots2-length="0.016cm" draw:distance="0.016cm"/>
    <draw:stroke-dash draw:name="Dashed_20__28_var_29__20_55" draw:display-name="Dashed (var) 55" draw:style="rect" draw:dots1="1" draw:dots1-length="0.016cm" draw:dots2="1" draw:dots2-length="0.016cm" draw:distance="0.016cm"/>
    <draw:stroke-dash draw:name="Dashed_20__28_var_29__20_56" draw:display-name="Dashed (var) 56" draw:style="rect" draw:dots1="1" draw:dots1-length="0.016cm" draw:dots2="1" draw:dots2-length="0.016cm" draw:distance="0.016cm"/>
    <draw:stroke-dash draw:name="Dashed_20__28_var_29__20_6" draw:display-name="Dashed (var) 6" draw:style="rect" draw:dots1="1" draw:dots1-length="0.016cm" draw:dots2="1" draw:dots2-length="0.016cm" draw:distance="0.016cm"/>
    <draw:stroke-dash draw:name="Dashed_20__28_var_29__20_7" draw:display-name="Dashed (var) 7" draw:style="rect" draw:dots1="1" draw:dots1-length="0.016cm" draw:dots2="1" draw:dots2-length="0.016cm" draw:distance="0.016cm"/>
    <draw:stroke-dash draw:name="Dashed_20__28_var_29__20_8" draw:display-name="Dashed (var) 8" draw:style="rect" draw:dots1="1" draw:dots1-length="0.016cm" draw:dots2="1" draw:dots2-length="0.016cm" draw:distance="0.016cm"/>
    <draw:stroke-dash draw:name="Dashed_20__28_var_29__20_9" draw:display-name="Dashed (var) 9" draw:style="rect" draw:dots1="1" draw:dots1-length="0.016cm" draw:dots2="1" draw:dots2-length="0.016cm" draw:distance="0.016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fTitre_20_Chapitre" style:display-name="tfTitre Chapitre" style:family="paragraph" style:parent-style-name="Standard" style:next-style-name="Standard" style:class="chapter">
      <style:paragraph-properties fo:padding="0cm" fo:border-left="none" fo:border-right="none" fo:border-top="none" fo:border-bottom="0.99pt solid #000000" style:shadow="none"/>
      <style:text-properties fo:text-transform="uppercase" style:font-name="Arial" fo:font-family="Arial" style:font-family-generic="swiss" style:font-pitch="variable" fo:font-size="26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199cm" loext:contextual-spacing="false" fo:padding="0cm" fo:border="none" style:shadow="none"/>
      <style:text-properties fo:text-transform="uppercase" style:font-name="Arial1" fo:font-family="Arial" style:font-style-name="Gras Italique" style:font-family-generic="swiss" style:font-pitch="variable" fo:font-size="22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199cm" loext:contextual-spacing="false" style:page-number="auto" fo:padding="0cm" fo:border="none" style:shadow="none">
        <style:tab-stops/>
      </style:paragraph-properties>
      <style:text-properties fo:font-variant="normal" fo:text-transform="none" style:font-name="Arial" fo:font-family="Arial" style:font-family-generic="swiss" style:font-pitch="variable" fo:font-size="19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top="0cm" fo:margin-bottom="0.101cm" loext:contextual-spacing="false" style:page-number="auto" fo:padding="0cm" fo:border="none" style:shadow="none"/>
      <style:text-properties fo:font-variant="normal" fo:text-transform="none" style:font-name="Arial" fo:font-family="Arial" style:font-family-generic="swiss" style:font-pitch="variable" fo:font-size="17pt" fo:font-style="italic" fo:font-weight="normal" style:font-size-asian="11pt" style:font-style-asian="italic" style:font-weight-asian="bold" style:font-size-complex="11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Cours" style:family="paragraph" style:parent-style-name="Standard">
      <loext:graphic-properties draw:fill="solid" draw:fill-color="#99cc99" draw:fill-image-width="0cm" draw:fill-image-height="0cm"/>
      <style:paragraph-properties fo:background-color="#99cc99"/>
      <style:text-properties fo:background-color="transparent"/>
    </style:style>
    <style:style style:name="Numbering_20_Symbols" style:display-name="Numbering Symbols" style:family="text"/>
    <style:style style:name="tfMasqué" style:family="text">
      <style:text-properties fo:font-variant="normal" fo:text-transform="none" fo:color="#000000" style:font-name="Times New Roman1" fo:font-family="'Times New Roman'" style:font-style-name="Normal" style:font-family-generic="roman" style:font-pitch="variable" fo:font-size="18pt" fo:font-style="normal" fo:font-weight="normal" fo:background-color="transparent" style:font-size-asian="11pt" style:font-style-asian="italic" style:font-weight-asian="bold" style:font-size-complex="11pt" style:font-style-complex="italic" style:font-weight-complex="bold"/>
    </style:style>
    <style:style style:name="tfMasqué_20_sur_20_fond_20_gris" style:display-name="tfMasqué sur fond gris" style:family="text">
      <style:text-properties fo:font-variant="normal" fo:text-transform="none" fo:color="#000000" style:font-name="Times New Roman1" fo:font-family="'Times New Roman'" style:font-style-name="Normal" style:font-family-generic="roman" style:font-pitch="variable" fo:font-size="18pt" fo:font-style="normal" fo:font-weight="normal" style:font-size-asian="11pt" style:font-style-asian="italic" style:font-weight-asian="bold" style:font-size-complex="11pt" style:font-style-complex="italic"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fMasqué_20_sur_20_fond_20_vert" style:display-name="tfMasqué sur fond vert" style:family="text">
      <style:text-properties fo:font-variant="normal" fo:text-transform="none" fo:color="#000000" style:font-name="Times New Roman1" fo:font-family="'Times New Roman'" style:font-style-name="Normal" style:font-family-generic="roman" style:font-pitch="variable" fo:font-size="18pt" fo:font-style="normal" fo:font-weight="normal" style:font-size-asian="11pt" style:font-style-asian="italic" style:font-weight-asian="bold" style:font-size-complex="11pt" style:font-style-complex="italic" style:font-weight-complex="bold"/>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801cm"/>
      </text:list-level-style-number>
      <text:list-level-style-number text:level="2" text:style-name="Numbering_20_Symbols" style:num-suffix=")" style:num-format="1">
        <style:list-level-properties text:min-label-width="0.801cm"/>
      </text:list-level-style-number>
      <text:list-level-style-number text:level="3" text:style-name="Numbering_20_Symbols" style:num-suffix=")" style:num-format="1">
        <style:list-level-properties text:min-label-width="0.801cm"/>
      </text:list-level-style-number>
      <text:list-level-style-number text:level="4" text:style-name="Numbering_20_Symbols" style:num-suffix=")" style:num-format="1">
        <style:list-level-properties text:min-label-width="0.801cm"/>
      </text:list-level-style-number>
      <text:list-level-style-number text:level="5" text:style-name="Numbering_20_Symbols" style:num-suffix=")" style:num-format="1">
        <style:list-level-properties text:min-label-width="0.801cm"/>
      </text:list-level-style-number>
      <text:list-level-style-number text:level="6" text:style-name="Numbering_20_Symbols" style:num-suffix=")" style:num-format="1">
        <style:list-level-properties text:min-label-width="0.801cm"/>
      </text:list-level-style-number>
      <text:list-level-style-number text:level="7" text:style-name="Numbering_20_Symbols" style:num-suffix=")" style:num-format="1">
        <style:list-level-properties text:min-label-width="0.801cm"/>
      </text:list-level-style-number>
      <text:list-level-style-number text:level="8" text:style-name="Numbering_20_Symbols" style:num-suffix=")" style:num-format="1">
        <style:list-level-properties text:min-label-width="0.801cm"/>
      </text:list-level-style-number>
      <text:list-level-style-number text:level="9" text:style-name="Numbering_20_Symbols" style:num-suffix=")" style:num-format="1">
        <style:list-level-properties text:min-label-width="0.801cm"/>
      </text:list-level-style-number>
      <text:list-level-style-number text:level="10" text:style-name="Numbering_20_Symbols" style:num-suffix=")" style:num-format="1">
        <style:list-level-properties text:min-label-width="0.801cm"/>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min-label-distance="0.199cm"/>
      </text:list-level-style-number>
      <text:list-level-style-number text:level="2" text:style-name="Numbering_20_Symbols" style:num-suffix=")" style:num-format="I" text:start-value="2">
        <style:list-level-properties text:min-label-distance="0.199cm"/>
      </text:list-level-style-number>
      <text:list-level-style-number text:level="3" text:style-name="Numbering_20_Symbols" style:num-suffix=")" style:num-format="I" text:start-value="3">
        <style:list-level-properties text:min-label-distance="0.199cm"/>
      </text:list-level-style-number>
      <text:list-level-style-number text:level="4" text:style-name="Numbering_20_Symbols" style:num-suffix=")" style:num-format="I" text:start-value="4">
        <style:list-level-properties text:min-label-distance="0.199cm"/>
      </text:list-level-style-number>
      <text:list-level-style-number text:level="5" text:style-name="Numbering_20_Symbols" style:num-suffix=")" style:num-format="I" text:start-value="5">
        <style:list-level-properties text:min-label-distance="0.199cm"/>
      </text:list-level-style-number>
      <text:list-level-style-number text:level="6" text:style-name="Numbering_20_Symbols" style:num-suffix=")" style:num-format="I" text:start-value="6">
        <style:list-level-properties text:min-label-distance="0.199cm"/>
      </text:list-level-style-number>
      <text:list-level-style-number text:level="7" text:style-name="Numbering_20_Symbols" style:num-suffix=")" style:num-format="I" text:start-value="7">
        <style:list-level-properties text:min-label-distance="0.199cm"/>
      </text:list-level-style-number>
      <text:list-level-style-number text:level="8" text:style-name="Numbering_20_Symbols" style:num-suffix=")" style:num-format="I" text:start-value="8">
        <style:list-level-properties text:min-label-distance="0.199cm"/>
      </text:list-level-style-number>
      <text:list-level-style-number text:level="9" text:style-name="Numbering_20_Symbols" style:num-suffix=")" style:num-format="I" text:start-value="9">
        <style:list-level-properties text:min-label-distance="0.199cm"/>
      </text:list-level-style-number>
      <text:list-level-style-number text:level="10" text:style-name="Numbering_20_Symbols" style:num-suffix=")" style:num-format="I" text:start-value="10">
        <style:list-level-properties text:min-label-distance="0.199cm"/>
      </text:list-level-style-number>
    </text:list-style>
    <text:list-style style:name="Numbering_20_5" style:display-name="Numbering 5">
      <text:list-level-style-number text:level="1" text:style-name="Numbering_20_Symbols" style:num-suffix=")" style:num-format="a">
        <style:list-level-properties text:min-label-width="0.7cm"/>
      </text:list-level-style-number>
      <text:list-level-style-number text:level="2" text:style-name="Numbering_20_Symbols" style:num-suffix=")" style:num-format="a" text:start-value="2">
        <style:list-level-properties text:min-label-width="0.7cm"/>
      </text:list-level-style-number>
      <text:list-level-style-number text:level="3" text:style-name="Numbering_20_Symbols" style:num-suffix=")" style:num-format="a" text:start-value="3">
        <style:list-level-properties text:min-label-width="0.7cm"/>
      </text:list-level-style-number>
      <text:list-level-style-number text:level="4" text:style-name="Numbering_20_Symbols" style:num-suffix=")" style:num-format="a" text:start-value="4">
        <style:list-level-properties text:min-label-width="0.7cm"/>
      </text:list-level-style-number>
      <text:list-level-style-number text:level="5" text:style-name="Numbering_20_Symbols" style:num-suffix=")" style:num-format="a" text:start-value="5">
        <style:list-level-properties text:min-label-width="0.7cm"/>
      </text:list-level-style-number>
      <text:list-level-style-number text:level="6" text:style-name="Numbering_20_Symbols" style:num-suffix=")" style:num-format="a" text:start-value="6">
        <style:list-level-properties text:min-label-width="0.7cm"/>
      </text:list-level-style-number>
      <text:list-level-style-number text:level="7" text:style-name="Numbering_20_Symbols" style:num-suffix=")" style:num-format="a" text:start-value="7">
        <style:list-level-properties text:min-label-width="0.7cm"/>
      </text:list-level-style-number>
      <text:list-level-style-number text:level="8" text:style-name="Numbering_20_Symbols" style:num-suffix=")" style:num-format="a" text:start-value="8">
        <style:list-level-properties text:min-label-width="0.7cm"/>
      </text:list-level-style-number>
      <text:list-level-style-number text:level="9" text:style-name="Numbering_20_Symbols" style:num-suffix=")" style:num-format="a" text:start-value="9">
        <style:list-level-properties text:min-label-width="0.7cm"/>
      </text:list-level-style-number>
      <text:list-level-style-number text:level="10" text:style-name="Numbering_20_Symbols" style:num-suffix=")" style:num-format="a" text:start-value="10">
        <style:list-level-properties text:min-label-width="0.7cm"/>
      </text:list-level-style-number>
    </text:list-style>
    <text:list-style style:name="List_20_1" style:display-name="List 1">
      <text:list-level-style-bullet text:level="1" text:style-name="Numbering_20_Symbols" text:bullet-char="●">
        <style:list-level-properties text:min-label-width="0.499cm"/>
        <style:text-properties fo:font-family="Tahoma" style:font-style-name="Normal" style:font-family-generic="swiss" style:font-pitch="variable"/>
      </text:list-level-style-bullet>
      <text:list-level-style-bullet text:level="2" text:style-name="Numbering_20_Symbols" text:bullet-char="●">
        <style:list-level-properties text:space-before="0.401cm" text:min-label-width="0.499cm"/>
        <style:text-properties fo:font-family="Tahoma" style:font-style-name="Normal" style:font-family-generic="swiss" style:font-pitch="variable"/>
      </text:list-level-style-bullet>
      <text:list-level-style-bullet text:level="3" text:style-name="Numbering_20_Symbols" text:bullet-char="●">
        <style:list-level-properties text:space-before="0.799cm" text:min-label-width="0.499cm"/>
        <style:text-properties fo:font-family="Tahoma" style:font-style-name="Normal" style:font-family-generic="swiss" style:font-pitch="variable"/>
      </text:list-level-style-bullet>
      <text:list-level-style-bullet text:level="4" text:style-name="Numbering_20_Symbols" text:bullet-char="●">
        <style:list-level-properties text:space-before="1.2cm" text:min-label-width="0.499cm"/>
        <style:text-properties fo:font-family="Tahoma" style:font-style-name="Normal" style:font-family-generic="swiss" style:font-pitch="variable"/>
      </text:list-level-style-bullet>
      <text:list-level-style-bullet text:level="5" text:style-name="Numbering_20_Symbols" text:bullet-char="●">
        <style:list-level-properties text:space-before="1.6cm" text:min-label-width="0.499cm"/>
        <style:text-properties fo:font-family="Tahoma" style:font-style-name="Normal" style:font-family-generic="swiss" style:font-pitch="variable"/>
      </text:list-level-style-bullet>
      <text:list-level-style-bullet text:level="6" text:style-name="Numbering_20_Symbols" text:bullet-char="●">
        <style:list-level-properties text:space-before="2cm" text:min-label-width="0.499cm"/>
        <style:text-properties fo:font-family="Tahoma" style:font-style-name="Normal" style:font-family-generic="swiss" style:font-pitch="variable"/>
      </text:list-level-style-bullet>
      <text:list-level-style-bullet text:level="7" text:style-name="Numbering_20_Symbols" text:bullet-char="●">
        <style:list-level-properties text:space-before="2.399cm" text:min-label-width="0.499cm"/>
        <style:text-properties fo:font-family="Tahoma" style:font-style-name="Normal" style:font-family-generic="swiss" style:font-pitch="variable"/>
      </text:list-level-style-bullet>
      <text:list-level-style-bullet text:level="8" text:style-name="Numbering_20_Symbols" text:bullet-char="●">
        <style:list-level-properties text:space-before="2.799cm" text:min-label-width="0.499cm"/>
        <style:text-properties fo:font-family="Tahoma" style:font-style-name="Normal" style:font-family-generic="swiss" style:font-pitch="variable"/>
      </text:list-level-style-bullet>
      <text:list-level-style-bullet text:level="9" text:style-name="Numbering_20_Symbols" text:bullet-char="●">
        <style:list-level-properties text:space-before="3.2cm" text:min-label-width="0.499cm"/>
        <style:text-properties fo:font-family="Tahoma" style:font-style-name="Normal" style:font-family-generic="swiss" style:font-pitch="variable"/>
      </text:list-level-style-bullet>
      <text:list-level-style-bullet text:level="10" text:style-name="Numbering_20_Symbols" text:bullet-char="●">
        <style:list-level-properties text:space-before="3.6cm" text:min-label-width="0.499cm"/>
        <style:text-properties fo:font-family="Tahoma" style:font-style-name="Normal" style:font-family-generic="swiss" style:font-pitch="variable"/>
      </text:list-level-style-bullet>
    </text:list-style>
    <text:list-style style:name="tfPuce">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2"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3"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style>
    <text:list-style style:name="tfNum_20_1_29_" style:display-name="tfNum 1)">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6T08:48:18.67</meta:creation-date>
    <meta:editing-duration>PT3H19M23S</meta:editing-duration>
    <meta:editing-cycles>23</meta:editing-cycles>
    <meta:generator>LibreOffice/5.3.7.2$Windows_X86_64 LibreOffice_project/6b8ed514a9f8b44d37a1b96673cbbdd077e24059</meta:generator>
    <dc:date>2018-04-15T12:15:22.231000000</dc:date>
    <meta:document-statistic meta:table-count="7" meta:image-count="0" meta:object-count="0" meta:page-count="6" meta:paragraph-count="148" meta:word-count="549" meta:character-count="2851" meta:non-whitespace-character-count="2474"/>
  </office:meta>
</office:document-meta>
</file>